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01pt solid #000000"/>
    </style:style>
    <style:style style:name="ce2" style:family="table-cell" style:parent-style-name="Default">
      <style:table-cell-properties fo:border-bottom="0.06pt solid #000000" fo:border-left="2.01pt solid #000000" fo:border-right="2.01pt solid #000000" fo:border-top="0.06pt solid #000000"/>
    </style:style>
    <style:style style:name="ce3" style:family="table-cell" style:parent-style-name="Default">
      <style:table-cell-properties fo:border-bottom="2.01pt solid #000000" fo:border-left="2.01pt solid #000000" fo:border-right="2.01pt solid #000000" fo:border-top="0.06pt solid #000000"/>
    </style:style>
    <style:style style:name="ce4" style:family="table-cell" style:parent-style-name="Default">
      <style:table-cell-properties fo:border="2.01pt solid #000000"/>
      <style:text-properties fo:color="#666666"/>
    </style:style>
    <style:style style:name="ce5" style:family="table-cell" style:parent-style-name="Default">
      <style:table-cell-properties fo:border-bottom="0.06pt solid #000000" fo:border-left="2.01pt solid #000000" fo:border-right="2.01pt solid #000000" fo:border-top="0.06pt solid #000000"/>
      <style:text-properties fo:color="#666666"/>
    </style:style>
    <style:style style:name="ce6" style:family="table-cell" style:parent-style-name="Default">
      <style:table-cell-properties fo:border-bottom="2.01pt solid #000000" fo:border-left="2.01pt solid #000000" fo:border-right="2.01pt solid #000000" fo:border-top="0.06pt solid #000000"/>
      <style:text-properties fo:color="#666666"/>
    </style:style>
    <style:style style:name="ce7" style:family="table-cell" style:parent-style-name="Default">
      <style:table-cell-properties fo:border-bottom="2.01pt solid #000000" fo:border-left="2.01pt solid #000000" fo:border-right="0.06pt solid #000000" fo:border-top="2.01pt solid #000000"/>
    </style:style>
    <style:style style:name="ce8" style:family="table-cell" style:parent-style-name="Default">
      <style:table-cell-properties fo:border="0.06pt solid #000000"/>
      <style:map style:condition="cell-content()&gt;800" style:apply-style-name="grau" style:base-cell-address="Tabelle1.B2"/>
    </style:style>
    <style:style style:name="ce9" style:family="table-cell" style:parent-style-name="Default">
      <style:table-cell-properties fo:border-bottom="2.01pt solid #000000" fo:border-left="0.06pt solid #000000" fo:border-right="0.06pt solid #000000" fo:border-top="0.06pt solid #000000"/>
      <style:map style:condition="cell-content()&gt;800" style:apply-style-name="grau" style:base-cell-address="Tabelle1.B2"/>
    </style:style>
    <style:style style:name="ce10" style:family="table-cell" style:parent-style-name="Default">
      <style:table-cell-properties fo:border="0.06pt solid #000000"/>
      <style:map style:condition="cell-content()&gt;800" style:apply-style-name="grau" style:base-cell-address="Tabelle1.B2"/>
    </style:style>
    <style:style style:name="ce11" style:family="table-cell" style:parent-style-name="Default">
      <style:table-cell-properties fo:border-bottom="2.01pt solid #000000" fo:border-left="0.06pt solid #000000" fo:border-right="0.06pt solid #000000" fo:border-top="0.06pt solid #000000"/>
      <style:map style:condition="cell-content()&gt;800" style:apply-style-name="grau" style:base-cell-address="Tabelle1.B2"/>
    </style:style>
    <style:style style:name="ce12" style:family="table-cell" style:parent-style-name="Default">
      <style:table-cell-properties fo:border-bottom="2.01pt solid #000000" fo:border-left="2.01pt solid #000000" fo:border-right="0.06pt solid #000000" fo:border-top="2.01pt solid #000000"/>
      <style:text-properties fo:color="#666666"/>
    </style:style>
    <style:style style:name="ce13" style:family="table-cell" style:parent-style-name="Default">
      <style:table-cell-properties fo:border="0.06pt solid #000000"/>
      <style:text-properties fo:color="#666666"/>
      <style:map style:condition="cell-content()&gt;800" style:apply-style-name="grau" style:base-cell-address="Tabelle1.B2"/>
    </style:style>
    <style:style style:name="ce14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color="#666666"/>
      <style:map style:condition="cell-content()&gt;800" style:apply-style-name="grau" style:base-cell-address="Tabelle1.B2"/>
    </style:style>
    <style:style style:name="ce15" style:family="table-cell" style:parent-style-name="Default">
      <style:table-cell-properties fo:border-bottom="2.01pt solid #000000" fo:border-left="0.06pt solid #000000" fo:border-right="0.06pt solid #000000" fo:border-top="2.01pt solid #000000"/>
    </style:style>
    <style:style style:name="ce16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color="#666666"/>
    </style:style>
    <style:style style:name="ce17" style:family="table-cell" style:parent-style-name="Default">
      <style:table-cell-properties fo:border-bottom="2.01pt solid #000000" fo:border-left="0.06pt solid #000000" fo:border-right="2.01pt solid #000000" fo:border-top="2.01pt solid #000000"/>
    </style:style>
    <style:style style:name="ce18" style:family="table-cell" style:parent-style-name="Default">
      <style:table-cell-properties fo:border-bottom="0.06pt solid #000000" fo:border-left="0.06pt solid #000000" fo:border-right="2.01pt solid #000000" fo:border-top="0.06pt solid #000000"/>
      <style:map style:condition="cell-content()&gt;800" style:apply-style-name="grau" style:base-cell-address="Tabelle1.B2"/>
    </style:style>
    <style:style style:name="ce19" style:family="table-cell" style:parent-style-name="Default">
      <style:table-cell-properties fo:border-bottom="2.01pt solid #000000" fo:border-left="0.06pt solid #000000" fo:border-right="2.01pt solid #000000" fo:border-top="0.06pt solid #000000"/>
      <style:map style:condition="cell-content()&gt;800" style:apply-style-name="grau" style:base-cell-address="Tabelle1.B2"/>
    </style:style>
    <style:style style:name="ce20" style:family="table-cell" style:parent-style-name="Default">
      <style:table-cell-properties fo:border-bottom="0.06pt solid #000000" fo:border-left="0.06pt solid #000000" fo:border-right="2.01pt solid #000000" fo:border-top="0.06pt solid #000000"/>
      <style:map style:condition="cell-content()&gt;800" style:apply-style-name="grau" style:base-cell-address="Tabelle1.B2"/>
    </style:style>
    <style:style style:name="ce21" style:family="table-cell" style:parent-style-name="Default">
      <style:table-cell-properties fo:border-bottom="2.01pt solid #000000" fo:border-left="0.06pt solid #000000" fo:border-right="2.01pt solid #000000" fo:border-top="0.06pt solid #000000"/>
      <style:map style:condition="cell-content()&gt;800" style:apply-style-name="grau" style:base-cell-address="Tabelle1.B2"/>
    </style:style>
    <style:style style:name="ce22" style:family="table-cell" style:parent-style-name="Default">
      <style:table-cell-properties fo:border-bottom="2.01pt solid #000000" fo:border-left="0.06pt solid #000000" fo:border-right="2.01pt solid #000000" fo:border-top="2.01pt solid #000000"/>
      <style:text-properties fo:color="#666666"/>
    </style:style>
    <style:style style:name="ce23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fo:color="#666666"/>
      <style:map style:condition="cell-content()&gt;800" style:apply-style-name="grau" style:base-cell-address="Tabelle1.B2"/>
    </style:style>
    <style:style style:name="ce24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fo:color="#666666"/>
      <style:map style:condition="cell-content()&gt;800" style:apply-style-name="grau" style:base-cell-address="Tabelle1.B2"/>
    </style:style>
    <style:style style:name="ce25" style:family="table-cell" style:parent-style-name="Default">
      <style:text-properties fo:color="#666666"/>
    </style:style>
    <style:style style:name="ce2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none" fo:border-left="2.01pt solid #000000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fo:border-left="2.01pt solid #000000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2.01pt solid #000000"/>
    </style:style>
    <style:style style:name="ce32" style:family="table-cell" style:parent-style-name="Default">
      <style:table-cell-properties fo:border-bottom="2.01pt solid #000000" fo:border-left="none" fo:border-right="none" fo:border-top="none"/>
    </style:style>
    <style:style style:name="ce33" style:family="table-cell" style:parent-style-name="Default">
      <style:table-cell-properties fo:border="0.06pt solid #000000"/>
      <style:text-properties fo:color="#666666"/>
      <style:map style:condition="cell-content()&gt;800" style:apply-style-name="grau" style:base-cell-address="Tabelle1.B2"/>
    </style:style>
    <style:style style:name="ce34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color="#666666"/>
      <style:map style:condition="cell-content()&gt;800" style:apply-style-name="grau" style:base-cell-address="Tabelle1.B2"/>
    </style:style>
    <style:style style:name="ce35" style:family="table-cell" style:parent-style-name="Default">
      <style:table-cell-properties fo:border-bottom="none" fo:border-left="none" fo:border-right="2.01pt solid #000000" fo:border-top="2.01pt solid #000000"/>
    </style:style>
    <style:style style:name="ce36" style:family="table-cell" style:parent-style-name="Default">
      <style:table-cell-properties fo:border-bottom="none" fo:border-left="none" fo:border-right="2.01pt solid #000000" fo:border-top="none"/>
    </style:style>
    <style:style style:name="ce37" style:family="table-cell" style:parent-style-name="Default">
      <style:table-cell-properties fo:border-bottom="2.01pt solid #000000" fo:border-left="none" fo:border-right="2.01pt solid #000000" fo:border-top="none"/>
    </style:style>
    <style:style style:name="ce38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fo:color="#666666"/>
      <style:map style:condition="cell-content()&gt;800" style:apply-style-name="grau" style:base-cell-address="Tabelle1.B2"/>
    </style:style>
    <style:style style:name="ce39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fo:color="#666666"/>
      <style:map style:condition="cell-content()&gt;800" style:apply-style-name="grau" style:base-cell-address="Tabelle1.B2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20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8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8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26" office:value-type="string" calcext:value-type="string" table:number-columns-spanned="7" table:number-rows-spanned="2">
            <text:p>AD Blatt 13 Aufgabe 3</text:p>
          </table:table-cell>
          <table:covered-table-cell table:number-columns-repeated="5" table:style-name="ce31"/>
          <table:covered-table-cell table:style-name="ce35"/>
          <table:table-cell table:number-columns-repeated="2"/>
          <table:table-cell table:style-name="ce1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26" office:value-type="string" calcext:value-type="string" table:number-columns-spanned="7" table:number-rows-spanned="2">
            <text:p>AD Blatt 13 Aufgabe 4</text:p>
          </table:table-cell>
          <table:covered-table-cell table:number-columns-repeated="5" table:style-name="ce31"/>
          <table:covered-table-cell table:style-name="ce35"/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999" calcext:value-type="float">
            <text:p>999</text:p>
          </table:table-cell>
          <table:table-cell table:style-name="ce8" office:value-type="float" office:value="-1" calcext:value-type="float">
            <text:p>-1</text:p>
          </table:table-cell>
          <table:table-cell table:style-name="ce18" office:value-type="float" office:value="999" calcext:value-type="float">
            <text:p>999</text:p>
          </table:table-cell>
          <table:table-cell/>
          <table:covered-table-cell table:style-name="ce27"/>
          <table:covered-table-cell table:number-columns-repeated="5" table:style-name="Default"/>
          <table:covered-table-cell table:style-name="ce36"/>
          <table:table-cell table:number-columns-repeated="2"/>
          <table:table-cell office:value-type="float" office:value="1" calcext:value-type="float">
            <text:p>1</text:p>
          </table:table-cell>
          <table:table-cell table:style-name="ce8" table:formula="of:=[.B2]" office:value-type="float" office:value="0" calcext:value-type="float">
            <text:p>0</text:p>
          </table:table-cell>
          <table:table-cell table:style-name="ce8" table:formula="of:=[.C2]" office:value-type="float" office:value="999" calcext:value-type="float">
            <text:p>999</text:p>
          </table:table-cell>
          <table:table-cell table:style-name="ce8" table:formula="of:=[.D2]" office:value-type="float" office:value="999" calcext:value-type="float">
            <text:p>999</text:p>
          </table:table-cell>
          <table:table-cell table:style-name="ce8" table:formula="of:=[.E2]" office:value-type="float" office:value="999" calcext:value-type="float">
            <text:p>999</text:p>
          </table:table-cell>
          <table:table-cell table:style-name="ce8" table:formula="of:=[.F2]" office:value-type="float" office:value="-1" calcext:value-type="float">
            <text:p>-1</text:p>
          </table:table-cell>
          <table:table-cell table:style-name="ce18" table:formula="of:=[.G2]" office:value-type="float" office:value="999" calcext:value-type="float">
            <text:p>999</text:p>
          </table:table-cell>
          <table:table-cell/>
          <table:covered-table-cell table:style-name="ce27"/>
          <table:covered-table-cell table:number-columns-repeated="4" table:style-name="Default"/>
          <table:covered-table-cell/>
          <table:covered-table-cell table:style-name="ce36"/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99" calcext:value-type="float">
            <text:p>999</text:p>
          </table:table-cell>
          <table:table-cell table:style-name="ce18" office:value-type="float" office:value="999" calcext:value-type="float">
            <text:p>999</text:p>
          </table:table-cell>
          <table:table-cell/>
          <table:table-cell table:style-name="ce28" office:value-type="string" calcext:value-type="string" table:number-columns-spanned="7" table:number-rows-spanned="2">
            <text:p>APSP</text:p>
          </table:table-cell>
          <table:covered-table-cell table:number-columns-repeated="5" table:style-name="Default"/>
          <table:covered-table-cell table:style-name="ce36"/>
          <table:table-cell table:number-columns-repeated="2"/>
          <table:table-cell office:value-type="float" office:value="2" calcext:value-type="float">
            <text:p>2</text:p>
          </table:table-cell>
          <table:table-cell table:style-name="ce8" table:formula="of:=[.B3]" office:value-type="float" office:value="999" calcext:value-type="float">
            <text:p>999</text:p>
          </table:table-cell>
          <table:table-cell table:style-name="ce8" table:formula="of:=[.C3]" office:value-type="float" office:value="0" calcext:value-type="float">
            <text:p>0</text:p>
          </table:table-cell>
          <table:table-cell table:style-name="ce8" table:formula="of:=[.D3]" office:value-type="float" office:value="999" calcext:value-type="float">
            <text:p>999</text:p>
          </table:table-cell>
          <table:table-cell table:style-name="ce8" table:formula="of:=[.E3]" office:value-type="float" office:value="2" calcext:value-type="float">
            <text:p>2</text:p>
          </table:table-cell>
          <table:table-cell table:style-name="ce8" table:formula="of:=[.F3]" office:value-type="float" office:value="999" calcext:value-type="float">
            <text:p>999</text:p>
          </table:table-cell>
          <table:table-cell table:style-name="ce18" table:formula="of:=[.G3]" office:value-type="float" office:value="999" calcext:value-type="float">
            <text:p>999</text:p>
          </table:table-cell>
          <table:table-cell/>
          <table:table-cell table:style-name="ce28" office:value-type="string" calcext:value-type="string" table:number-columns-spanned="7" table:number-rows-spanned="2">
            <text:p>Faster APSP</text:p>
          </table:table-cell>
          <table:covered-table-cell table:number-columns-repeated="4" table:style-name="Default"/>
          <table:covered-table-cell/>
          <table:covered-table-cell table:style-name="ce36"/>
          <table:table-cell table:number-columns-repeated="99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999" calcext:value-type="float">
            <text:p>999</text:p>
          </table:table-cell>
          <table:table-cell table:style-name="ce18" office:value-type="float" office:value="-8" calcext:value-type="float">
            <text:p>-8</text:p>
          </table:table-cell>
          <table:table-cell/>
          <table:covered-table-cell table:style-name="ce27"/>
          <table:covered-table-cell table:number-columns-repeated="5" table:style-name="Default"/>
          <table:covered-table-cell table:style-name="ce36"/>
          <table:table-cell table:number-columns-repeated="2"/>
          <table:table-cell office:value-type="float" office:value="3" calcext:value-type="float">
            <text:p>3</text:p>
          </table:table-cell>
          <table:table-cell table:style-name="ce8" table:formula="of:=[.B4]" office:value-type="float" office:value="999" calcext:value-type="float">
            <text:p>999</text:p>
          </table:table-cell>
          <table:table-cell table:style-name="ce8" table:formula="of:=[.C4]" office:value-type="float" office:value="2" calcext:value-type="float">
            <text:p>2</text:p>
          </table:table-cell>
          <table:table-cell table:style-name="ce8" table:formula="of:=[.D4]" office:value-type="float" office:value="0" calcext:value-type="float">
            <text:p>0</text:p>
          </table:table-cell>
          <table:table-cell table:style-name="ce8" table:formula="of:=[.E4]" office:value-type="float" office:value="999" calcext:value-type="float">
            <text:p>999</text:p>
          </table:table-cell>
          <table:table-cell table:style-name="ce8" table:formula="of:=[.F4]" office:value-type="float" office:value="999" calcext:value-type="float">
            <text:p>999</text:p>
          </table:table-cell>
          <table:table-cell table:style-name="ce18" table:formula="of:=[.G4]" office:value-type="float" office:value="-8" calcext:value-type="float">
            <text:p>-8</text:p>
          </table:table-cell>
          <table:table-cell/>
          <table:covered-table-cell table:style-name="ce27"/>
          <table:covered-table-cell table:number-columns-repeated="4" table:style-name="Default"/>
          <table:covered-table-cell/>
          <table:covered-table-cell table:style-name="ce36"/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2" table:style-name="ce8" office:value-type="float" office:value="999" calcext:value-type="float">
            <text:p>9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float" office:value="999" calcext:value-type="float">
            <text:p>999</text:p>
          </table:table-cell>
          <table:table-cell/>
          <table:table-cell table:style-name="ce29" office:value-type="string" calcext:value-type="string" table:number-columns-spanned="7" table:number-rows-spanned="3">
            <text:p>„multipliziert“ wird oben mit rechts</text:p>
          </table:table-cell>
          <table:covered-table-cell table:number-columns-repeated="5" table:style-name="Default"/>
          <table:covered-table-cell table:style-name="ce36"/>
          <table:table-cell table:number-columns-repeated="2"/>
          <table:table-cell office:value-type="float" office:value="4" calcext:value-type="float">
            <text:p>4</text:p>
          </table:table-cell>
          <table:table-cell table:style-name="ce8" table:formula="of:=[.B5]" office:value-type="float" office:value="-4" calcext:value-type="float">
            <text:p>-4</text:p>
          </table:table-cell>
          <table:table-cell table:style-name="ce8" table:formula="of:=[.C5]" office:value-type="float" office:value="999" calcext:value-type="float">
            <text:p>999</text:p>
          </table:table-cell>
          <table:table-cell table:style-name="ce8" table:formula="of:=[.D5]" office:value-type="float" office:value="999" calcext:value-type="float">
            <text:p>999</text:p>
          </table:table-cell>
          <table:table-cell table:style-name="ce8" table:formula="of:=[.E5]" office:value-type="float" office:value="0" calcext:value-type="float">
            <text:p>0</text:p>
          </table:table-cell>
          <table:table-cell table:style-name="ce8" table:formula="of:=[.F5]" office:value-type="float" office:value="3" calcext:value-type="float">
            <text:p>3</text:p>
          </table:table-cell>
          <table:table-cell table:style-name="ce18" table:formula="of:=[.G5]" office:value-type="float" office:value="999" calcext:value-type="float">
            <text:p>999</text:p>
          </table:table-cell>
          <table:table-cell/>
          <table:table-cell table:style-name="ce29" office:value-type="string" calcext:value-type="string" table:number-columns-spanned="7" table:number-rows-spanned="3">
            <text:p>„multipliziert“ wird oben mit rechts</text:p>
          </table:table-cell>
          <table:covered-table-cell table:number-columns-repeated="4" table:style-name="Default"/>
          <table:covered-table-cell/>
          <table:covered-table-cell table:style-name="ce36"/>
          <table:table-cell table:number-columns-repeated="99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999" calcext:value-type="float">
            <text:p>999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float" office:value="999" calcext:value-type="float">
            <text:p>999</text:p>
          </table:table-cell>
          <table:table-cell/>
          <table:covered-table-cell table:style-name="ce27"/>
          <table:covered-table-cell table:number-columns-repeated="5" table:style-name="Default"/>
          <table:covered-table-cell table:style-name="ce36"/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[.B6]" office:value-type="float" office:value="999" calcext:value-type="float">
            <text:p>999</text:p>
          </table:table-cell>
          <table:table-cell table:style-name="ce8" table:formula="of:=[.C6]" office:value-type="float" office:value="7" calcext:value-type="float">
            <text:p>7</text:p>
          </table:table-cell>
          <table:table-cell table:style-name="ce8" table:formula="of:=[.D6]" office:value-type="float" office:value="999" calcext:value-type="float">
            <text:p>999</text:p>
          </table:table-cell>
          <table:table-cell table:style-name="ce8" table:formula="of:=[.E6]" office:value-type="float" office:value="999" calcext:value-type="float">
            <text:p>999</text:p>
          </table:table-cell>
          <table:table-cell table:style-name="ce8" table:formula="of:=[.F6]" office:value-type="float" office:value="0" calcext:value-type="float">
            <text:p>0</text:p>
          </table:table-cell>
          <table:table-cell table:style-name="ce18" table:formula="of:=[.G6]" office:value-type="float" office:value="999" calcext:value-type="float">
            <text:p>999</text:p>
          </table:table-cell>
          <table:table-cell/>
          <table:covered-table-cell table:style-name="ce27"/>
          <table:covered-table-cell table:number-columns-repeated="4" table:style-name="Default"/>
          <table:covered-table-cell/>
          <table:covered-table-cell table:style-name="ce36"/>
          <table:table-cell table:number-columns-repeated="99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999" calcext:value-type="float">
            <text:p>999</text:p>
          </table:table-cell>
          <table:table-cell table:style-name="ce19" office:value-type="float" office:value="0" calcext:value-type="float">
            <text:p>0</text:p>
          </table:table-cell>
          <table:table-cell/>
          <table:covered-table-cell table:style-name="ce30"/>
          <table:covered-table-cell table:number-columns-repeated="5" table:style-name="ce32"/>
          <table:covered-table-cell table:style-name="ce37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9" table:formula="of:=[.B7]" office:value-type="float" office:value="999" calcext:value-type="float">
            <text:p>999</text:p>
          </table:table-cell>
          <table:table-cell table:style-name="ce9" table:formula="of:=[.C7]" office:value-type="float" office:value="5" calcext:value-type="float">
            <text:p>5</text:p>
          </table:table-cell>
          <table:table-cell table:style-name="ce9" table:formula="of:=[.D7]" office:value-type="float" office:value="10" calcext:value-type="float">
            <text:p>10</text:p>
          </table:table-cell>
          <table:table-cell table:style-name="ce9" table:formula="of:=[.E7]" office:value-type="float" office:value="999" calcext:value-type="float">
            <text:p>999</text:p>
          </table:table-cell>
          <table:table-cell table:style-name="ce9" table:formula="of:=[.F7]" office:value-type="float" office:value="999" calcext:value-type="float">
            <text:p>999</text:p>
          </table:table-cell>
          <table:table-cell table:style-name="ce19" table:formula="of:=[.G7]" office:value-type="float" office:value="0" calcext:value-type="float">
            <text:p>0</text:p>
          </table:table-cell>
          <table:table-cell/>
          <table:covered-table-cell table:style-name="ce30"/>
          <table:covered-table-cell table:number-columns-repeated="5" table:style-name="ce32"/>
          <table:covered-table-cell table:style-name="ce37"/>
          <table:table-cell table:number-columns-repeated="991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L2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1" table:formula="of:=[.R1]" office:value-type="string" office:string-value="L1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.$B2]+[.J$10];[.$C2]+[.J$11];[.$D2]+[.J$12];[.$E2]+[.J$13];[.$F2]+[.J$14];[.$G2]+[.J$15];999)" office:value-type="float" office:value="0" calcext:value-type="float">
            <text:p>0</text:p>
          </table:table-cell>
          <table:table-cell table:formula="of:=MIN([.$B2]+[.K$10];[.$C2]+[.K$11];[.$D2]+[.K$12];[.$E2]+[.K$13];[.$F2]+[.K$14];[.$G2]+[.K$15];999)" office:value-type="float" office:value="6" calcext:value-type="float">
            <text:p>6</text:p>
          </table:table-cell>
          <table:table-cell table:formula="of:=MIN([.$B2]+[.L$10];[.$C2]+[.L$11];[.$D2]+[.L$12];[.$E2]+[.L$13];[.$F2]+[.L$14];[.$G2]+[.L$15];999)" office:value-type="float" office:value="998" calcext:value-type="float">
            <text:p>998</text:p>
          </table:table-cell>
          <table:table-cell table:formula="of:=MIN([.$B2]+[.M$10];[.$C2]+[.M$11];[.$D2]+[.M$12];[.$E2]+[.M$13];[.$F2]+[.M$14];[.$G2]+[.M$15];999)" office:value-type="float" office:value="998" calcext:value-type="float">
            <text:p>998</text:p>
          </table:table-cell>
          <table:table-cell table:formula="of:=MIN([.$B2]+[.N$10];[.$C2]+[.N$11];[.$D2]+[.N$12];[.$E2]+[.N$13];[.$F2]+[.N$14];[.$G2]+[.N$15];999)" office:value-type="float" office:value="-1" calcext:value-type="float">
            <text:p>-1</text:p>
          </table:table-cell>
          <table:table-cell table:formula="of:=MIN([.$B2]+[.O$10];[.$C2]+[.O$11];[.$D2]+[.O$12];[.$E2]+[.O$13];[.$F2]+[.O$14];[.$G2]+[.O$15];999)" office:value-type="float" office:value="991" calcext:value-type="float">
            <text:p>99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999" calcext:value-type="float">
            <text:p>999</text:p>
          </table:table-cell>
          <table:table-cell table:formula="of:=[.D2]" office:value-type="float" office:value="999" calcext:value-type="float">
            <text:p>999</text:p>
          </table:table-cell>
          <table:table-cell table:formula="of:=[.E2]" office:value-type="float" office:value="999" calcext:value-type="float">
            <text:p>999</text:p>
          </table:table-cell>
          <table:table-cell table:formula="of:=[.F2]" office:value-type="float" office:value="-1" calcext:value-type="float">
            <text:p>-1</text:p>
          </table:table-cell>
          <table:table-cell table:formula="of:=[.G2]" office:value-type="float" office:value="999" calcext:value-type="float">
            <text:p>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table:formula="of:=MIN([.S2]+[.AA10];[.T2]+[.AA11];[.U2]+[.AA12];[.V2]+[.AA13];[.W2]+[.AA14];[.X2]+[.AA15];999)" office:value-type="float" office:value="0" calcext:value-type="float">
            <text:p>0</text:p>
          </table:table-cell>
          <table:table-cell table:style-name="ce10" table:formula="of:=MIN([.S2]+[.AB10];[.T2]+[.AB11];[.U2]+[.AB12];[.V2]+[.AB13];[.W2]+[.AB14];[.X2]+[.AB15];999)" office:value-type="float" office:value="6" calcext:value-type="float">
            <text:p>6</text:p>
          </table:table-cell>
          <table:table-cell table:style-name="ce10" table:formula="of:=MIN([.S2]+[.AC10];[.T2]+[.AC11];[.U2]+[.AC12];[.V2]+[.AC13];[.W2]+[.AC14];[.X2]+[.AC15];999)" office:value-type="float" office:value="998" calcext:value-type="float">
            <text:p>998</text:p>
          </table:table-cell>
          <table:table-cell table:style-name="ce10" table:formula="of:=MIN([.S2]+[.AD10];[.T2]+[.AD11];[.U2]+[.AD12];[.V2]+[.AD13];[.W2]+[.AD14];[.X2]+[.AD15];999)" office:value-type="float" office:value="998" calcext:value-type="float">
            <text:p>998</text:p>
          </table:table-cell>
          <table:table-cell table:style-name="ce10" table:formula="of:=MIN([.S2]+[.AE10];[.T2]+[.AE11];[.U2]+[.AE12];[.V2]+[.AE13];[.W2]+[.AE14];[.X2]+[.AE15];999)" office:value-type="float" office:value="-1" calcext:value-type="float">
            <text:p>-1</text:p>
          </table:table-cell>
          <table:table-cell table:formula="of:=MIN([.S2]+[.AF10];[.T2]+[.AF11];[.U2]+[.AF12];[.V2]+[.AF13];[.W2]+[.AF14];[.X2]+[.AF15];999)" office:value-type="float" office:value="991" calcext:value-type="float">
            <text:p>99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999" calcext:value-type="float">
            <text:p>999</text:p>
          </table:table-cell>
          <table:table-cell table:formula="of:=[.U2]" office:value-type="float" office:value="999" calcext:value-type="float">
            <text:p>999</text:p>
          </table:table-cell>
          <table:table-cell table:formula="of:=[.V2]" office:value-type="float" office:value="999" calcext:value-type="float">
            <text:p>999</text:p>
          </table:table-cell>
          <table:table-cell table:style-name="ce8" table:formula="of:=[.W2]" office:value-type="float" office:value="-1" calcext:value-type="float">
            <text:p>-1</text:p>
          </table:table-cell>
          <table:table-cell table:style-name="ce18" table:formula="of:=[.X2]" office:value-type="float" office:value="999" calcext:value-type="float">
            <text:p>999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.$B3]+[.J$10];[.$C3]+[.J$11];[.$D3]+[.J$12];[.$E3]+[.J$13];[.$F3]+[.J$14];[.$G3]+[.J$15];999)" office:value-type="float" office:value="-2" calcext:value-type="float">
            <text:p>-2</text:p>
          </table:table-cell>
          <table:table-cell table:formula="of:=MIN([.$B3]+[.K$10];[.$C3]+[.K$11];[.$D3]+[.K$12];[.$E3]+[.K$13];[.$F3]+[.K$14];[.$G3]+[.K$15];999)" office:value-type="float" office:value="0" calcext:value-type="float">
            <text:p>0</text:p>
          </table:table-cell>
          <table:table-cell table:formula="of:=MIN([.$B3]+[.L$10];[.$C3]+[.L$11];[.$D3]+[.L$12];[.$E3]+[.L$13];[.$F3]+[.L$14];[.$G3]+[.L$15];999)" office:value-type="float" office:value="999" calcext:value-type="float">
            <text:p>999</text:p>
          </table:table-cell>
          <table:table-cell table:formula="of:=MIN([.$B3]+[.M$10];[.$C3]+[.M$11];[.$D3]+[.M$12];[.$E3]+[.M$13];[.$F3]+[.M$14];[.$G3]+[.M$15];999)" office:value-type="float" office:value="2" calcext:value-type="float">
            <text:p>2</text:p>
          </table:table-cell>
          <table:table-cell table:formula="of:=MIN([.$B3]+[.N$10];[.$C3]+[.N$11];[.$D3]+[.N$12];[.$E3]+[.N$13];[.$F3]+[.N$14];[.$G3]+[.N$15];999)" office:value-type="float" office:value="5" calcext:value-type="float">
            <text:p>5</text:p>
          </table:table-cell>
          <table:table-cell table:formula="of:=MIN([.$B3]+[.O$10];[.$C3]+[.O$11];[.$D3]+[.O$12];[.$E3]+[.O$13];[.$F3]+[.O$14];[.$G3]+[.O$15];999)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3]" office:value-type="float" office:value="999" calcext:value-type="float">
            <text:p>999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999" calcext:value-type="float">
            <text:p>999</text:p>
          </table:table-cell>
          <table:table-cell table:formula="of:=[.E3]" office:value-type="float" office:value="2" calcext:value-type="float">
            <text:p>2</text:p>
          </table:table-cell>
          <table:table-cell table:formula="of:=[.F3]" office:value-type="float" office:value="999" calcext:value-type="float">
            <text:p>999</text:p>
          </table:table-cell>
          <table:table-cell table:formula="of:=[.G3]" office:value-type="float" office:value="999" calcext:value-type="float">
            <text:p>9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" table:formula="of:=MIN([.S3]+[.AA10];[.T3]+[.AA11];[.U3]+[.AA12];[.V3]+[.AA13];[.W3]+[.AA14];[.X3]+[.AA15];999)" office:value-type="float" office:value="-2" calcext:value-type="float">
            <text:p>-2</text:p>
          </table:table-cell>
          <table:table-cell table:style-name="ce10" table:formula="of:=MIN([.S3]+[.AB10];[.T3]+[.AB11];[.U3]+[.AB12];[.V3]+[.AB13];[.W3]+[.AB14];[.X3]+[.AB15];999)" office:value-type="float" office:value="0" calcext:value-type="float">
            <text:p>0</text:p>
          </table:table-cell>
          <table:table-cell table:style-name="ce10" table:formula="of:=MIN([.S3]+[.AC10];[.T3]+[.AC11];[.U3]+[.AC12];[.V3]+[.AC13];[.W3]+[.AC14];[.X3]+[.AC15];999)" office:value-type="float" office:value="999" calcext:value-type="float">
            <text:p>999</text:p>
          </table:table-cell>
          <table:table-cell table:style-name="ce10" table:formula="of:=MIN([.S3]+[.AD10];[.T3]+[.AD11];[.U3]+[.AD12];[.V3]+[.AD13];[.W3]+[.AD14];[.X3]+[.AD15];999)" office:value-type="float" office:value="2" calcext:value-type="float">
            <text:p>2</text:p>
          </table:table-cell>
          <table:table-cell table:style-name="ce10" table:formula="of:=MIN([.S3]+[.AE10];[.T3]+[.AE11];[.U3]+[.AE12];[.V3]+[.AE13];[.W3]+[.AE14];[.X3]+[.AE15];999)" office:value-type="float" office:value="5" calcext:value-type="float">
            <text:p>5</text:p>
          </table:table-cell>
          <table:table-cell table:formula="of:=MIN([.S3]+[.AF10];[.T3]+[.AF11];[.U3]+[.AF12];[.V3]+[.AF13];[.W3]+[.AF14];[.X3]+[.AF15];999)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S3]" office:value-type="float" office:value="999" calcext:value-type="float">
            <text:p>999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999" calcext:value-type="float">
            <text:p>999</text:p>
          </table:table-cell>
          <table:table-cell table:formula="of:=[.V3]" office:value-type="float" office:value="2" calcext:value-type="float">
            <text:p>2</text:p>
          </table:table-cell>
          <table:table-cell table:style-name="ce8" table:formula="of:=[.W3]" office:value-type="float" office:value="999" calcext:value-type="float">
            <text:p>999</text:p>
          </table:table-cell>
          <table:table-cell table:style-name="ce18" table:formula="of:=[.X3]" office:value-type="float" office:value="999" calcext:value-type="float">
            <text:p>999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[.$B4]+[.J$10];[.$C4]+[.J$11];[.$D4]+[.J$12];[.$E4]+[.J$13];[.$F4]+[.J$14];[.$G4]+[.J$15];999)" office:value-type="float" office:value="991" calcext:value-type="float">
            <text:p>991</text:p>
          </table:table-cell>
          <table:table-cell table:formula="of:=MIN([.$B4]+[.K$10];[.$C4]+[.K$11];[.$D4]+[.K$12];[.$E4]+[.K$13];[.$F4]+[.K$14];[.$G4]+[.K$15];999)" office:value-type="float" office:value="-3" calcext:value-type="float">
            <text:p>-3</text:p>
          </table:table-cell>
          <table:table-cell table:formula="of:=MIN([.$B4]+[.L$10];[.$C4]+[.L$11];[.$D4]+[.L$12];[.$E4]+[.L$13];[.$F4]+[.L$14];[.$G4]+[.L$15];999)" office:value-type="float" office:value="0" calcext:value-type="float">
            <text:p>0</text:p>
          </table:table-cell>
          <table:table-cell table:formula="of:=MIN([.$B4]+[.M$10];[.$C4]+[.M$11];[.$D4]+[.M$12];[.$E4]+[.M$13];[.$F4]+[.M$14];[.$G4]+[.M$15];999)" office:value-type="float" office:value="4" calcext:value-type="float">
            <text:p>4</text:p>
          </table:table-cell>
          <table:table-cell table:formula="of:=MIN([.$B4]+[.N$10];[.$C4]+[.N$11];[.$D4]+[.N$12];[.$E4]+[.N$13];[.$F4]+[.N$14];[.$G4]+[.N$15];999)" office:value-type="float" office:value="991" calcext:value-type="float">
            <text:p>991</text:p>
          </table:table-cell>
          <table:table-cell table:formula="of:=MIN([.$B4]+[.O$10];[.$C4]+[.O$11];[.$D4]+[.O$12];[.$E4]+[.O$13];[.$F4]+[.O$14];[.$G4]+[.O$15];999)" office:value-type="float" office:value="-8" calcext:value-type="float">
            <text:p>-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4]" office:value-type="float" office:value="999" calcext:value-type="float">
            <text:p>999</text:p>
          </table:table-cell>
          <table:table-cell table:formula="of:=[.C4]" office:value-type="float" office:value="2" calcext:value-type="float">
            <text:p>2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999" calcext:value-type="float">
            <text:p>999</text:p>
          </table:table-cell>
          <table:table-cell table:formula="of:=[.F4]" office:value-type="float" office:value="999" calcext:value-type="float">
            <text:p>999</text:p>
          </table:table-cell>
          <table:table-cell table:formula="of:=[.G4]" office:value-type="float" office:value="-8" calcext:value-type="float">
            <text:p>-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" table:formula="of:=MIN([.S4]+[.AA10];[.T4]+[.AA11];[.U4]+[.AA12];[.V4]+[.AA13];[.W4]+[.AA14];[.X4]+[.AA15];999)" office:value-type="float" office:value="991" calcext:value-type="float">
            <text:p>991</text:p>
          </table:table-cell>
          <table:table-cell table:style-name="ce10" table:formula="of:=MIN([.S4]+[.AB10];[.T4]+[.AB11];[.U4]+[.AB12];[.V4]+[.AB13];[.W4]+[.AB14];[.X4]+[.AB15];999)" office:value-type="float" office:value="-3" calcext:value-type="float">
            <text:p>-3</text:p>
          </table:table-cell>
          <table:table-cell table:style-name="ce10" table:formula="of:=MIN([.S4]+[.AC10];[.T4]+[.AC11];[.U4]+[.AC12];[.V4]+[.AC13];[.W4]+[.AC14];[.X4]+[.AC15];999)" office:value-type="float" office:value="0" calcext:value-type="float">
            <text:p>0</text:p>
          </table:table-cell>
          <table:table-cell table:style-name="ce10" table:formula="of:=MIN([.S4]+[.AD10];[.T4]+[.AD11];[.U4]+[.AD12];[.V4]+[.AD13];[.W4]+[.AD14];[.X4]+[.AD15];999)" office:value-type="float" office:value="4" calcext:value-type="float">
            <text:p>4</text:p>
          </table:table-cell>
          <table:table-cell table:style-name="ce10" table:formula="of:=MIN([.S4]+[.AE10];[.T4]+[.AE11];[.U4]+[.AE12];[.V4]+[.AE13];[.W4]+[.AE14];[.X4]+[.AE15];999)" office:value-type="float" office:value="991" calcext:value-type="float">
            <text:p>991</text:p>
          </table:table-cell>
          <table:table-cell table:formula="of:=MIN([.S4]+[.AF10];[.T4]+[.AF11];[.U4]+[.AF12];[.V4]+[.AF13];[.W4]+[.AF14];[.X4]+[.AF15];999)" office:value-type="float" office:value="-8" calcext:value-type="float">
            <text:p>-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4]" office:value-type="float" office:value="999" calcext:value-type="float">
            <text:p>999</text:p>
          </table:table-cell>
          <table:table-cell table:formula="of:=[.T4]" office:value-type="float" office:value="2" calcext:value-type="float">
            <text:p>2</text:p>
          </table:table-cell>
          <table:table-cell table:formula="of:=[.U4]" office:value-type="float" office:value="0" calcext:value-type="float">
            <text:p>0</text:p>
          </table:table-cell>
          <table:table-cell table:formula="of:=[.V4]" office:value-type="float" office:value="999" calcext:value-type="float">
            <text:p>999</text:p>
          </table:table-cell>
          <table:table-cell table:style-name="ce8" table:formula="of:=[.W4]" office:value-type="float" office:value="999" calcext:value-type="float">
            <text:p>999</text:p>
          </table:table-cell>
          <table:table-cell table:style-name="ce18" table:formula="of:=[.X4]" office:value-type="float" office:value="-8" calcext:value-type="float">
            <text:p>-8</text:p>
          </table:table-cell>
          <table:table-cell table:number-columns-repeated="99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IN([.$B5]+[.J$10];[.$C5]+[.J$11];[.$D5]+[.J$12];[.$E5]+[.J$13];[.$F5]+[.J$14];[.$G5]+[.J$15];999)" office:value-type="float" office:value="-4" calcext:value-type="float">
            <text:p>-4</text:p>
          </table:table-cell>
          <table:table-cell table:formula="of:=MIN([.$B5]+[.K$10];[.$C5]+[.K$11];[.$D5]+[.K$12];[.$E5]+[.K$13];[.$F5]+[.K$14];[.$G5]+[.K$15];999)" office:value-type="float" office:value="10" calcext:value-type="float">
            <text:p>10</text:p>
          </table:table-cell>
          <table:table-cell table:formula="of:=MIN([.$B5]+[.L$10];[.$C5]+[.L$11];[.$D5]+[.L$12];[.$E5]+[.L$13];[.$F5]+[.L$14];[.$G5]+[.L$15];999)" office:value-type="float" office:value="995" calcext:value-type="float">
            <text:p>995</text:p>
          </table:table-cell>
          <table:table-cell table:formula="of:=MIN([.$B5]+[.M$10];[.$C5]+[.M$11];[.$D5]+[.M$12];[.$E5]+[.M$13];[.$F5]+[.M$14];[.$G5]+[.M$15];999)" office:value-type="float" office:value="0" calcext:value-type="float">
            <text:p>0</text:p>
          </table:table-cell>
          <table:table-cell table:formula="of:=MIN([.$B5]+[.N$10];[.$C5]+[.N$11];[.$D5]+[.N$12];[.$E5]+[.N$13];[.$F5]+[.N$14];[.$G5]+[.N$15];999)" office:value-type="float" office:value="-5" calcext:value-type="float">
            <text:p>-5</text:p>
          </table:table-cell>
          <table:table-cell table:formula="of:=MIN([.$B5]+[.O$10];[.$C5]+[.O$11];[.$D5]+[.O$12];[.$E5]+[.O$13];[.$F5]+[.O$14];[.$G5]+[.O$15];999)" office:value-type="float" office:value="991" calcext:value-type="float">
            <text:p>99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5]" office:value-type="float" office:value="-4" calcext:value-type="float">
            <text:p>-4</text:p>
          </table:table-cell>
          <table:table-cell table:formula="of:=[.C5]" office:value-type="float" office:value="999" calcext:value-type="float">
            <text:p>999</text:p>
          </table:table-cell>
          <table:table-cell table:formula="of:=[.D5]" office:value-type="float" office:value="999" calcext:value-type="float">
            <text:p>999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999" calcext:value-type="float">
            <text:p>9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0" table:formula="of:=MIN([.S5]+[.AA10];[.T5]+[.AA11];[.U5]+[.AA12];[.V5]+[.AA13];[.W5]+[.AA14];[.X5]+[.AA15];999)" office:value-type="float" office:value="-4" calcext:value-type="float">
            <text:p>-4</text:p>
          </table:table-cell>
          <table:table-cell table:style-name="ce10" table:formula="of:=MIN([.S5]+[.AB10];[.T5]+[.AB11];[.U5]+[.AB12];[.V5]+[.AB13];[.W5]+[.AB14];[.X5]+[.AB15];999)" office:value-type="float" office:value="10" calcext:value-type="float">
            <text:p>10</text:p>
          </table:table-cell>
          <table:table-cell table:style-name="ce10" table:formula="of:=MIN([.S5]+[.AC10];[.T5]+[.AC11];[.U5]+[.AC12];[.V5]+[.AC13];[.W5]+[.AC14];[.X5]+[.AC15];999)" office:value-type="float" office:value="995" calcext:value-type="float">
            <text:p>995</text:p>
          </table:table-cell>
          <table:table-cell table:style-name="ce10" table:formula="of:=MIN([.S5]+[.AD10];[.T5]+[.AD11];[.U5]+[.AD12];[.V5]+[.AD13];[.W5]+[.AD14];[.X5]+[.AD15];999)" office:value-type="float" office:value="0" calcext:value-type="float">
            <text:p>0</text:p>
          </table:table-cell>
          <table:table-cell table:style-name="ce10" table:formula="of:=MIN([.S5]+[.AE10];[.T5]+[.AE11];[.U5]+[.AE12];[.V5]+[.AE13];[.W5]+[.AE14];[.X5]+[.AE15];999)" office:value-type="float" office:value="-5" calcext:value-type="float">
            <text:p>-5</text:p>
          </table:table-cell>
          <table:table-cell table:formula="of:=MIN([.S5]+[.AF10];[.T5]+[.AF11];[.U5]+[.AF12];[.V5]+[.AF13];[.W5]+[.AF14];[.X5]+[.AF15];999)" office:value-type="float" office:value="991" calcext:value-type="float">
            <text:p>99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5]" office:value-type="float" office:value="-4" calcext:value-type="float">
            <text:p>-4</text:p>
          </table:table-cell>
          <table:table-cell table:formula="of:=[.T5]" office:value-type="float" office:value="999" calcext:value-type="float">
            <text:p>999</text:p>
          </table:table-cell>
          <table:table-cell table:formula="of:=[.U5]" office:value-type="float" office:value="999" calcext:value-type="float">
            <text:p>999</text:p>
          </table:table-cell>
          <table:table-cell table:formula="of:=[.V5]" office:value-type="float" office:value="0" calcext:value-type="float">
            <text:p>0</text:p>
          </table:table-cell>
          <table:table-cell table:style-name="ce8" table:formula="of:=[.W5]" office:value-type="float" office:value="3" calcext:value-type="float">
            <text:p>3</text:p>
          </table:table-cell>
          <table:table-cell table:style-name="ce18" table:formula="of:=[.X5]" office:value-type="float" office:value="999" calcext:value-type="float">
            <text:p>999</text:p>
          </table:table-cell>
          <table:table-cell table:number-columns-repeated="99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IN([.$B6]+[.J$10];[.$C6]+[.J$11];[.$D6]+[.J$12];[.$E6]+[.J$13];[.$F6]+[.J$14];[.$G6]+[.J$15];999)" office:value-type="float" office:value="995" calcext:value-type="float">
            <text:p>995</text:p>
          </table:table-cell>
          <table:table-cell table:formula="of:=MIN([.$B6]+[.K$10];[.$C6]+[.K$11];[.$D6]+[.K$12];[.$E6]+[.K$13];[.$F6]+[.K$14];[.$G6]+[.K$15];999)" office:value-type="float" office:value="7" calcext:value-type="float">
            <text:p>7</text:p>
          </table:table-cell>
          <table:table-cell table:formula="of:=MIN([.$B6]+[.L$10];[.$C6]+[.L$11];[.$D6]+[.L$12];[.$E6]+[.L$13];[.$F6]+[.L$14];[.$G6]+[.L$15];999)" office:value-type="float" office:value="999" calcext:value-type="float">
            <text:p>999</text:p>
          </table:table-cell>
          <table:table-cell table:formula="of:=MIN([.$B6]+[.M$10];[.$C6]+[.M$11];[.$D6]+[.M$12];[.$E6]+[.M$13];[.$F6]+[.M$14];[.$G6]+[.M$15];999)" office:value-type="float" office:value="9" calcext:value-type="float">
            <text:p>9</text:p>
          </table:table-cell>
          <table:table-cell table:formula="of:=MIN([.$B6]+[.N$10];[.$C6]+[.N$11];[.$D6]+[.N$12];[.$E6]+[.N$13];[.$F6]+[.N$14];[.$G6]+[.N$15];999)" office:value-type="float" office:value="0" calcext:value-type="float">
            <text:p>0</text:p>
          </table:table-cell>
          <table:table-cell table:formula="of:=MIN([.$B6]+[.O$10];[.$C6]+[.O$11];[.$D6]+[.O$12];[.$E6]+[.O$13];[.$F6]+[.O$14];[.$G6]+[.O$15];999)"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6]" office:value-type="float" office:value="999" calcext:value-type="float">
            <text:p>999</text:p>
          </table:table-cell>
          <table:table-cell table:formula="of:=[.C6]" office:value-type="float" office:value="7" calcext:value-type="float">
            <text:p>7</text:p>
          </table:table-cell>
          <table:table-cell table:formula="of:=[.D6]" office:value-type="float" office:value="999" calcext:value-type="float">
            <text:p>999</text:p>
          </table:table-cell>
          <table:table-cell table:formula="of:=[.E6]" office:value-type="float" office:value="999" calcext:value-type="float">
            <text:p>999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999" calcext:value-type="float">
            <text:p>9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0" table:formula="of:=MIN([.S6]+[.AA10];[.T6]+[.AA11];[.U6]+[.AA12];[.V6]+[.AA13];[.W6]+[.AA14];[.X6]+[.AA15];999)" office:value-type="float" office:value="995" calcext:value-type="float">
            <text:p>995</text:p>
          </table:table-cell>
          <table:table-cell table:style-name="ce10" table:formula="of:=MIN([.S6]+[.AB10];[.T6]+[.AB11];[.U6]+[.AB12];[.V6]+[.AB13];[.W6]+[.AB14];[.X6]+[.AB15];999)" office:value-type="float" office:value="7" calcext:value-type="float">
            <text:p>7</text:p>
          </table:table-cell>
          <table:table-cell table:style-name="ce10" table:formula="of:=MIN([.S6]+[.AC10];[.T6]+[.AC11];[.U6]+[.AC12];[.V6]+[.AC13];[.W6]+[.AC14];[.X6]+[.AC15];999)" office:value-type="float" office:value="999" calcext:value-type="float">
            <text:p>999</text:p>
          </table:table-cell>
          <table:table-cell table:style-name="ce10" table:formula="of:=MIN([.S6]+[.AD10];[.T6]+[.AD11];[.U6]+[.AD12];[.V6]+[.AD13];[.W6]+[.AD14];[.X6]+[.AD15];999)" office:value-type="float" office:value="9" calcext:value-type="float">
            <text:p>9</text:p>
          </table:table-cell>
          <table:table-cell table:style-name="ce10" table:formula="of:=MIN([.S6]+[.AE10];[.T6]+[.AE11];[.U6]+[.AE12];[.V6]+[.AE13];[.W6]+[.AE14];[.X6]+[.AE15];999)" office:value-type="float" office:value="0" calcext:value-type="float">
            <text:p>0</text:p>
          </table:table-cell>
          <table:table-cell table:formula="of:=MIN([.S6]+[.AF10];[.T6]+[.AF11];[.U6]+[.AF12];[.V6]+[.AF13];[.W6]+[.AF14];[.X6]+[.AF15];999)"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6]" office:value-type="float" office:value="999" calcext:value-type="float">
            <text:p>999</text:p>
          </table:table-cell>
          <table:table-cell table:formula="of:=[.T6]" office:value-type="float" office:value="7" calcext:value-type="float">
            <text:p>7</text:p>
          </table:table-cell>
          <table:table-cell table:formula="of:=[.U6]" office:value-type="float" office:value="999" calcext:value-type="float">
            <text:p>999</text:p>
          </table:table-cell>
          <table:table-cell table:formula="of:=[.V6]" office:value-type="float" office:value="999" calcext:value-type="float">
            <text:p>999</text:p>
          </table:table-cell>
          <table:table-cell table:style-name="ce8" table:formula="of:=[.W6]" office:value-type="float" office:value="0" calcext:value-type="float">
            <text:p>0</text:p>
          </table:table-cell>
          <table:table-cell table:style-name="ce18" table:formula="of:=[.X6]" office:value-type="float" office:value="999" calcext:value-type="float">
            <text:p>999</text:p>
          </table:table-cell>
          <table:table-cell table:number-columns-repeated="99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1" table:formula="of:=MIN([.$B7]+[.J$10];[.$C7]+[.J$11];[.$D7]+[.J$12];[.$E7]+[.J$13];[.$F7]+[.J$14];[.$G7]+[.J$15];999)" office:value-type="float" office:value="995" calcext:value-type="float">
            <text:p>995</text:p>
          </table:table-cell>
          <table:table-cell table:style-name="ce11" table:formula="of:=MIN([.$B7]+[.K$10];[.$C7]+[.K$11];[.$D7]+[.K$12];[.$E7]+[.K$13];[.$F7]+[.K$14];[.$G7]+[.K$15];999)" office:value-type="float" office:value="5" calcext:value-type="float">
            <text:p>5</text:p>
          </table:table-cell>
          <table:table-cell table:style-name="ce11" table:formula="of:=MIN([.$B7]+[.L$10];[.$C7]+[.L$11];[.$D7]+[.L$12];[.$E7]+[.L$13];[.$F7]+[.L$14];[.$G7]+[.L$15];999)" office:value-type="float" office:value="10" calcext:value-type="float">
            <text:p>10</text:p>
          </table:table-cell>
          <table:table-cell table:style-name="ce11" table:formula="of:=MIN([.$B7]+[.M$10];[.$C7]+[.M$11];[.$D7]+[.M$12];[.$E7]+[.M$13];[.$F7]+[.M$14];[.$G7]+[.M$15];999)" office:value-type="float" office:value="7" calcext:value-type="float">
            <text:p>7</text:p>
          </table:table-cell>
          <table:table-cell table:style-name="ce11" table:formula="of:=MIN([.$B7]+[.N$10];[.$C7]+[.N$11];[.$D7]+[.N$12];[.$E7]+[.N$13];[.$F7]+[.N$14];[.$G7]+[.N$15];999)" office:value-type="float" office:value="998" calcext:value-type="float">
            <text:p>998</text:p>
          </table:table-cell>
          <table:table-cell table:style-name="ce21" table:formula="of:=MIN([.$B7]+[.O$10];[.$C7]+[.O$11];[.$D7]+[.O$12];[.$E7]+[.O$13];[.$F7]+[.O$14];[.$G7]+[.O$15];999)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9" table:formula="of:=[.B7]" office:value-type="float" office:value="999" calcext:value-type="float">
            <text:p>999</text:p>
          </table:table-cell>
          <table:table-cell table:style-name="ce9" table:formula="of:=[.C7]" office:value-type="float" office:value="5" calcext:value-type="float">
            <text:p>5</text:p>
          </table:table-cell>
          <table:table-cell table:style-name="ce9" table:formula="of:=[.D7]" office:value-type="float" office:value="10" calcext:value-type="float">
            <text:p>10</text:p>
          </table:table-cell>
          <table:table-cell table:style-name="ce9" table:formula="of:=[.E7]" office:value-type="float" office:value="999" calcext:value-type="float">
            <text:p>999</text:p>
          </table:table-cell>
          <table:table-cell table:style-name="ce9" table:formula="of:=[.F7]" office:value-type="float" office:value="999" calcext:value-type="float">
            <text:p>999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1" table:formula="of:=MIN([.S7]+[.AA10];[.T7]+[.AA11];[.U7]+[.AA12];[.V7]+[.AA13];[.W7]+[.AA14];[.X7]+[.AA15];999)" office:value-type="float" office:value="995" calcext:value-type="float">
            <text:p>995</text:p>
          </table:table-cell>
          <table:table-cell table:style-name="ce11" table:formula="of:=MIN([.S7]+[.AB10];[.T7]+[.AB11];[.U7]+[.AB12];[.V7]+[.AB13];[.W7]+[.AB14];[.X7]+[.AB15];999)" office:value-type="float" office:value="5" calcext:value-type="float">
            <text:p>5</text:p>
          </table:table-cell>
          <table:table-cell table:style-name="ce11" table:formula="of:=MIN([.S7]+[.AC10];[.T7]+[.AC11];[.U7]+[.AC12];[.V7]+[.AC13];[.W7]+[.AC14];[.X7]+[.AC15];999)" office:value-type="float" office:value="10" calcext:value-type="float">
            <text:p>10</text:p>
          </table:table-cell>
          <table:table-cell table:style-name="ce11" table:formula="of:=MIN([.S7]+[.AD10];[.T7]+[.AD11];[.U7]+[.AD12];[.V7]+[.AD13];[.W7]+[.AD14];[.X7]+[.AD15];999)" office:value-type="float" office:value="7" calcext:value-type="float">
            <text:p>7</text:p>
          </table:table-cell>
          <table:table-cell table:style-name="ce11" table:formula="of:=MIN([.S7]+[.AE10];[.T7]+[.AE11];[.U7]+[.AE12];[.V7]+[.AE13];[.W7]+[.AE14];[.X7]+[.AE15];999)" office:value-type="float" office:value="998" calcext:value-type="float">
            <text:p>998</text:p>
          </table:table-cell>
          <table:table-cell table:style-name="ce21" table:formula="of:=MIN([.S7]+[.AF10];[.T7]+[.AF11];[.U7]+[.AF12];[.V7]+[.AF13];[.W7]+[.AF14];[.X7]+[.AF15];999)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9" table:formula="of:=[.S7]" office:value-type="float" office:value="999" calcext:value-type="float">
            <text:p>999</text:p>
          </table:table-cell>
          <table:table-cell table:style-name="ce9" table:formula="of:=[.T7]" office:value-type="float" office:value="5" calcext:value-type="float">
            <text:p>5</text:p>
          </table:table-cell>
          <table:table-cell table:style-name="ce9" table:formula="of:=[.U7]" office:value-type="float" office:value="10" calcext:value-type="float">
            <text:p>10</text:p>
          </table:table-cell>
          <table:table-cell table:style-name="ce9" table:formula="of:=[.V7]" office:value-type="float" office:value="999" calcext:value-type="float">
            <text:p>999</text:p>
          </table:table-cell>
          <table:table-cell table:style-name="ce9" table:formula="of:=[.W7]" office:value-type="float" office:value="999" calcext:value-type="float">
            <text:p>999</text:p>
          </table:table-cell>
          <table:table-cell table:style-name="ce19" table:formula="of:=[.X7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1" office:value-type="string" calcext:value-type="string">
            <text:p>L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L4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1" table:formula="of:=[.R9]" office:value-type="string" office:string-value="L2" calcext:value-type="string">
            <text:p>L2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.$B10]+[.J$10];[.$C10]+[.J$11];[.$D10]+[.J$12];[.$E10]+[.J$13];[.$F10]+[.J$14];[.$G10]+[.J$15];999)" office:value-type="float" office:value="0" calcext:value-type="float">
            <text:p>0</text:p>
          </table:table-cell>
          <table:table-cell table:formula="of:=MIN([.$B10]+[.K$10];[.$C10]+[.K$11];[.$D10]+[.K$12];[.$E10]+[.K$13];[.$F10]+[.K$14];[.$G10]+[.K$15];999)" office:value-type="float" office:value="6" calcext:value-type="float">
            <text:p>6</text:p>
          </table:table-cell>
          <table:table-cell table:formula="of:=MIN([.$B10]+[.L$10];[.$C10]+[.L$11];[.$D10]+[.L$12];[.$E10]+[.L$13];[.$F10]+[.L$14];[.$G10]+[.L$15];999)" office:value-type="float" office:value="998" calcext:value-type="float">
            <text:p>998</text:p>
          </table:table-cell>
          <table:table-cell table:formula="of:=MIN([.$B10]+[.M$10];[.$C10]+[.M$11];[.$D10]+[.M$12];[.$E10]+[.M$13];[.$F10]+[.M$14];[.$G10]+[.M$15];999)" office:value-type="float" office:value="8" calcext:value-type="float">
            <text:p>8</text:p>
          </table:table-cell>
          <table:table-cell table:formula="of:=MIN([.$B10]+[.N$10];[.$C10]+[.N$11];[.$D10]+[.N$12];[.$E10]+[.N$13];[.$F10]+[.N$14];[.$G10]+[.N$15];999)" office:value-type="float" office:value="-1" calcext:value-type="float">
            <text:p>-1</text:p>
          </table:table-cell>
          <table:table-cell table:formula="of:=MIN([.$B10]+[.O$10];[.$C10]+[.O$11];[.$D10]+[.O$12];[.$E10]+[.O$13];[.$F10]+[.O$14];[.$G10]+[.O$15];999)" office:value-type="float" office:value="990" calcext:value-type="float">
            <text:p>99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999" calcext:value-type="float">
            <text:p>999</text:p>
          </table:table-cell>
          <table:table-cell table:formula="of:=[.L10]" office:value-type="float" office:value="999" calcext:value-type="float">
            <text:p>999</text:p>
          </table:table-cell>
          <table:table-cell table:formula="of:=[.M10]" office:value-type="float" office:value="999" calcext:value-type="float">
            <text:p>999</text:p>
          </table:table-cell>
          <table:table-cell table:formula="of:=[.N10]" office:value-type="float" office:value="-1" calcext:value-type="float">
            <text:p>-1</text:p>
          </table:table-cell>
          <table:table-cell table:formula="of:=[.O10]" office:value-type="float" office:value="999" calcext:value-type="float">
            <text:p>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table:formula="of:=MIN([.S10]+[.AA18];[.T10]+[.AA19];[.U10]+[.AA20];[.V10]+[.AA21];[.W10]+[.AA22];[.X10]+[.AA23];999)" office:value-type="float" office:value="0" calcext:value-type="float">
            <text:p>0</text:p>
          </table:table-cell>
          <table:table-cell table:style-name="ce10" table:formula="of:=MIN([.S10]+[.AB18];[.T10]+[.AB19];[.U10]+[.AB20];[.V10]+[.AB21];[.W10]+[.AB22];[.X10]+[.AB23];999)" office:value-type="float" office:value="6" calcext:value-type="float">
            <text:p>6</text:p>
          </table:table-cell>
          <table:table-cell table:style-name="ce10" table:formula="of:=MIN([.S10]+[.AC18];[.T10]+[.AC19];[.U10]+[.AC20];[.V10]+[.AC21];[.W10]+[.AC22];[.X10]+[.AC23];999)" office:value-type="float" office:value="998" calcext:value-type="float">
            <text:p>998</text:p>
          </table:table-cell>
          <table:table-cell table:style-name="ce10" table:formula="of:=MIN([.S10]+[.AD18];[.T10]+[.AD19];[.U10]+[.AD20];[.V10]+[.AD21];[.W10]+[.AD22];[.X10]+[.AD23];999)" office:value-type="float" office:value="8" calcext:value-type="float">
            <text:p>8</text:p>
          </table:table-cell>
          <table:table-cell table:style-name="ce10" table:formula="of:=MIN([.S10]+[.AE18];[.T10]+[.AE19];[.U10]+[.AE20];[.V10]+[.AE21];[.W10]+[.AE22];[.X10]+[.AE23];999)" office:value-type="float" office:value="-1" calcext:value-type="float">
            <text:p>-1</text:p>
          </table:table-cell>
          <table:table-cell table:formula="of:=MIN([.S10]+[.AF18];[.T10]+[.AF19];[.U10]+[.AF20];[.V10]+[.AF21];[.W10]+[.AF22];[.X10]+[.AF23];999)" office:value-type="float" office:value="990" calcext:value-type="float">
            <text:p>99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6" calcext:value-type="float">
            <text:p>6</text:p>
          </table:table-cell>
          <table:table-cell table:formula="of:=[.U10]" office:value-type="float" office:value="998" calcext:value-type="float">
            <text:p>998</text:p>
          </table:table-cell>
          <table:table-cell table:formula="of:=[.V10]" office:value-type="float" office:value="998" calcext:value-type="float">
            <text:p>998</text:p>
          </table:table-cell>
          <table:table-cell table:style-name="ce8" table:formula="of:=[.W10]" office:value-type="float" office:value="-1" calcext:value-type="float">
            <text:p>-1</text:p>
          </table:table-cell>
          <table:table-cell table:style-name="ce18" table:formula="of:=[.X10]" office:value-type="float" office:value="991" calcext:value-type="float">
            <text:p>991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.$B11]+[.J$10];[.$C11]+[.J$11];[.$D11]+[.J$12];[.$E11]+[.J$13];[.$F11]+[.J$14];[.$G11]+[.J$15];999)" office:value-type="float" office:value="-2" calcext:value-type="float">
            <text:p>-2</text:p>
          </table:table-cell>
          <table:table-cell table:formula="of:=MIN([.$B11]+[.K$10];[.$C11]+[.K$11];[.$D11]+[.K$12];[.$E11]+[.K$13];[.$F11]+[.K$14];[.$G11]+[.K$15];999)" office:value-type="float" office:value="0" calcext:value-type="float">
            <text:p>0</text:p>
          </table:table-cell>
          <table:table-cell table:formula="of:=MIN([.$B11]+[.L$10];[.$C11]+[.L$11];[.$D11]+[.L$12];[.$E11]+[.L$13];[.$F11]+[.L$14];[.$G11]+[.L$15];999)" office:value-type="float" office:value="997" calcext:value-type="float">
            <text:p>997</text:p>
          </table:table-cell>
          <table:table-cell table:formula="of:=MIN([.$B11]+[.M$10];[.$C11]+[.M$11];[.$D11]+[.M$12];[.$E11]+[.M$13];[.$F11]+[.M$14];[.$G11]+[.M$15];999)" office:value-type="float" office:value="2" calcext:value-type="float">
            <text:p>2</text:p>
          </table:table-cell>
          <table:table-cell table:formula="of:=MIN([.$B11]+[.N$10];[.$C11]+[.N$11];[.$D11]+[.N$12];[.$E11]+[.N$13];[.$F11]+[.N$14];[.$G11]+[.N$15];999)" office:value-type="float" office:value="-3" calcext:value-type="float">
            <text:p>-3</text:p>
          </table:table-cell>
          <table:table-cell table:formula="of:=MIN([.$B11]+[.O$10];[.$C11]+[.O$11];[.$D11]+[.O$12];[.$E11]+[.O$13];[.$F11]+[.O$14];[.$G11]+[.O$15];999)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1]" office:value-type="float" office:value="999" calcext:value-type="float">
            <text:p>999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999" calcext:value-type="float">
            <text:p>999</text:p>
          </table:table-cell>
          <table:table-cell table:formula="of:=[.M11]" office:value-type="float" office:value="2" calcext:value-type="float">
            <text:p>2</text:p>
          </table:table-cell>
          <table:table-cell table:formula="of:=[.N11]" office:value-type="float" office:value="999" calcext:value-type="float">
            <text:p>999</text:p>
          </table:table-cell>
          <table:table-cell table:formula="of:=[.O11]" office:value-type="float" office:value="999" calcext:value-type="float">
            <text:p>9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" table:formula="of:=MIN([.S11]+[.AA18];[.T11]+[.AA19];[.U11]+[.AA20];[.V11]+[.AA21];[.W11]+[.AA22];[.X11]+[.AA23];999)" office:value-type="float" office:value="-2" calcext:value-type="float">
            <text:p>-2</text:p>
          </table:table-cell>
          <table:table-cell table:style-name="ce10" table:formula="of:=MIN([.S11]+[.AB18];[.T11]+[.AB19];[.U11]+[.AB20];[.V11]+[.AB21];[.W11]+[.AB22];[.X11]+[.AB23];999)" office:value-type="float" office:value="0" calcext:value-type="float">
            <text:p>0</text:p>
          </table:table-cell>
          <table:table-cell table:style-name="ce10" table:formula="of:=MIN([.S11]+[.AC18];[.T11]+[.AC19];[.U11]+[.AC20];[.V11]+[.AC21];[.W11]+[.AC22];[.X11]+[.AC23];999)" office:value-type="float" office:value="996" calcext:value-type="float">
            <text:p>996</text:p>
          </table:table-cell>
          <table:table-cell table:style-name="ce10" table:formula="of:=MIN([.S11]+[.AD18];[.T11]+[.AD19];[.U11]+[.AD20];[.V11]+[.AD21];[.W11]+[.AD22];[.X11]+[.AD23];999)" office:value-type="float" office:value="2" calcext:value-type="float">
            <text:p>2</text:p>
          </table:table-cell>
          <table:table-cell table:style-name="ce10" table:formula="of:=MIN([.S11]+[.AE18];[.T11]+[.AE19];[.U11]+[.AE20];[.V11]+[.AE21];[.W11]+[.AE22];[.X11]+[.AE23];999)" office:value-type="float" office:value="-3" calcext:value-type="float">
            <text:p>-3</text:p>
          </table:table-cell>
          <table:table-cell table:formula="of:=MIN([.S11]+[.AF18];[.T11]+[.AF19];[.U11]+[.AF20];[.V11]+[.AF21];[.W11]+[.AF22];[.X11]+[.AF23];999)" office:value-type="float" office:value="989" calcext:value-type="float">
            <text:p>98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S11]" office:value-type="float" office:value="-2" calcext:value-type="float">
            <text:p>-2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float" office:value="999" calcext:value-type="float">
            <text:p>999</text:p>
          </table:table-cell>
          <table:table-cell table:formula="of:=[.V11]" office:value-type="float" office:value="2" calcext:value-type="float">
            <text:p>2</text:p>
          </table:table-cell>
          <table:table-cell table:style-name="ce8" table:formula="of:=[.W11]" office:value-type="float" office:value="5" calcext:value-type="float">
            <text:p>5</text:p>
          </table:table-cell>
          <table:table-cell table:style-name="ce18" table:formula="of:=[.X11]" office:value-type="float" office:value="991" calcext:value-type="float">
            <text:p>991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[.$B12]+[.J$10];[.$C12]+[.J$11];[.$D12]+[.J$12];[.$E12]+[.J$13];[.$F12]+[.J$14];[.$G12]+[.J$15];999)" office:value-type="float" office:value="0" calcext:value-type="float">
            <text:p>0</text:p>
          </table:table-cell>
          <table:table-cell table:formula="of:=MIN([.$B12]+[.K$10];[.$C12]+[.K$11];[.$D12]+[.K$12];[.$E12]+[.K$13];[.$F12]+[.K$14];[.$G12]+[.K$15];999)" office:value-type="float" office:value="-3" calcext:value-type="float">
            <text:p>-3</text:p>
          </table:table-cell>
          <table:table-cell table:formula="of:=MIN([.$B12]+[.L$10];[.$C12]+[.L$11];[.$D12]+[.L$12];[.$E12]+[.L$13];[.$F12]+[.L$14];[.$G12]+[.L$15];999)" office:value-type="float" office:value="0" calcext:value-type="float">
            <text:p>0</text:p>
          </table:table-cell>
          <table:table-cell table:formula="of:=MIN([.$B12]+[.M$10];[.$C12]+[.M$11];[.$D12]+[.M$12];[.$E12]+[.M$13];[.$F12]+[.M$14];[.$G12]+[.M$15];999)" office:value-type="float" office:value="-1" calcext:value-type="float">
            <text:p>-1</text:p>
          </table:table-cell>
          <table:table-cell table:formula="of:=MIN([.$B12]+[.N$10];[.$C12]+[.N$11];[.$D12]+[.N$12];[.$E12]+[.N$13];[.$F12]+[.N$14];[.$G12]+[.N$15];999)" office:value-type="float" office:value="7" calcext:value-type="float">
            <text:p>7</text:p>
          </table:table-cell>
          <table:table-cell table:formula="of:=MIN([.$B12]+[.O$10];[.$C12]+[.O$11];[.$D12]+[.O$12];[.$E12]+[.O$13];[.$F12]+[.O$14];[.$G12]+[.O$15];999)" office:value-type="float" office:value="-8" calcext:value-type="float">
            <text:p>-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2]" office:value-type="float" office:value="999" calcext:value-type="float">
            <text:p>999</text:p>
          </table:table-cell>
          <table:table-cell table:formula="of:=[.K12]" office:value-type="float" office:value="2" calcext:value-type="float">
            <text:p>2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999" calcext:value-type="float">
            <text:p>999</text:p>
          </table:table-cell>
          <table:table-cell table:formula="of:=[.N12]" office:value-type="float" office:value="999" calcext:value-type="float">
            <text:p>999</text:p>
          </table:table-cell>
          <table:table-cell table:formula="of:=[.O12]" office:value-type="float" office:value="-8" calcext:value-type="float">
            <text:p>-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" table:formula="of:=MIN([.S12]+[.AA18];[.T12]+[.AA19];[.U12]+[.AA20];[.V12]+[.AA21];[.W12]+[.AA22];[.X12]+[.AA23];999)" office:value-type="float" office:value="-5" calcext:value-type="float">
            <text:p>-5</text:p>
          </table:table-cell>
          <table:table-cell table:style-name="ce10" table:formula="of:=MIN([.S12]+[.AB18];[.T12]+[.AB19];[.U12]+[.AB20];[.V12]+[.AB21];[.W12]+[.AB22];[.X12]+[.AB23];999)" office:value-type="float" office:value="-3" calcext:value-type="float">
            <text:p>-3</text:p>
          </table:table-cell>
          <table:table-cell table:style-name="ce10" table:formula="of:=MIN([.S12]+[.AC18];[.T12]+[.AC19];[.U12]+[.AC20];[.V12]+[.AC21];[.W12]+[.AC22];[.X12]+[.AC23];999)" office:value-type="float" office:value="0" calcext:value-type="float">
            <text:p>0</text:p>
          </table:table-cell>
          <table:table-cell table:style-name="ce10" table:formula="of:=MIN([.S12]+[.AD18];[.T12]+[.AD19];[.U12]+[.AD20];[.V12]+[.AD21];[.W12]+[.AD22];[.X12]+[.AD23];999)" office:value-type="float" office:value="-1" calcext:value-type="float">
            <text:p>-1</text:p>
          </table:table-cell>
          <table:table-cell table:style-name="ce10" table:formula="of:=MIN([.S12]+[.AE18];[.T12]+[.AE19];[.U12]+[.AE20];[.V12]+[.AE21];[.W12]+[.AE22];[.X12]+[.AE23];999)" office:value-type="float" office:value="-1" calcext:value-type="float">
            <text:p>-1</text:p>
          </table:table-cell>
          <table:table-cell table:formula="of:=MIN([.S12]+[.AF18];[.T12]+[.AF19];[.U12]+[.AF20];[.V12]+[.AF21];[.W12]+[.AF22];[.X12]+[.AF23];999)" office:value-type="float" office:value="-8" calcext:value-type="float">
            <text:p>-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12]" office:value-type="float" office:value="991" calcext:value-type="float">
            <text:p>991</text:p>
          </table:table-cell>
          <table:table-cell table:formula="of:=[.T12]" office:value-type="float" office:value="-3" calcext:value-type="float">
            <text:p>-3</text:p>
          </table:table-cell>
          <table:table-cell table:formula="of:=[.U12]" office:value-type="float" office:value="0" calcext:value-type="float">
            <text:p>0</text:p>
          </table:table-cell>
          <table:table-cell table:formula="of:=[.V12]" office:value-type="float" office:value="4" calcext:value-type="float">
            <text:p>4</text:p>
          </table:table-cell>
          <table:table-cell table:style-name="ce8" table:formula="of:=[.W12]" office:value-type="float" office:value="991" calcext:value-type="float">
            <text:p>991</text:p>
          </table:table-cell>
          <table:table-cell table:style-name="ce18" table:formula="of:=[.X12]" office:value-type="float" office:value="-8" calcext:value-type="float">
            <text:p>-8</text:p>
          </table:table-cell>
          <table:table-cell table:number-columns-repeated="99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IN([.$B13]+[.J$10];[.$C13]+[.J$11];[.$D13]+[.J$12];[.$E13]+[.J$13];[.$F13]+[.J$14];[.$G13]+[.J$15];999)" office:value-type="float" office:value="-4" calcext:value-type="float">
            <text:p>-4</text:p>
          </table:table-cell>
          <table:table-cell table:formula="of:=MIN([.$B13]+[.K$10];[.$C13]+[.K$11];[.$D13]+[.K$12];[.$E13]+[.K$13];[.$F13]+[.K$14];[.$G13]+[.K$15];999)" office:value-type="float" office:value="2" calcext:value-type="float">
            <text:p>2</text:p>
          </table:table-cell>
          <table:table-cell table:formula="of:=MIN([.$B13]+[.L$10];[.$C13]+[.L$11];[.$D13]+[.L$12];[.$E13]+[.L$13];[.$F13]+[.L$14];[.$G13]+[.L$15];999)" office:value-type="float" office:value="994" calcext:value-type="float">
            <text:p>994</text:p>
          </table:table-cell>
          <table:table-cell table:formula="of:=MIN([.$B13]+[.M$10];[.$C13]+[.M$11];[.$D13]+[.M$12];[.$E13]+[.M$13];[.$F13]+[.M$14];[.$G13]+[.M$15];999)" office:value-type="float" office:value="0" calcext:value-type="float">
            <text:p>0</text:p>
          </table:table-cell>
          <table:table-cell table:formula="of:=MIN([.$B13]+[.N$10];[.$C13]+[.N$11];[.$D13]+[.N$12];[.$E13]+[.N$13];[.$F13]+[.N$14];[.$G13]+[.N$15];999)" office:value-type="float" office:value="-5" calcext:value-type="float">
            <text:p>-5</text:p>
          </table:table-cell>
          <table:table-cell table:formula="of:=MIN([.$B13]+[.O$10];[.$C13]+[.O$11];[.$D13]+[.O$12];[.$E13]+[.O$13];[.$F13]+[.O$14];[.$G13]+[.O$15];999)" office:value-type="float" office:value="987" calcext:value-type="float">
            <text:p>98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3]" office:value-type="float" office:value="-4" calcext:value-type="float">
            <text:p>-4</text:p>
          </table:table-cell>
          <table:table-cell table:formula="of:=[.K13]" office:value-type="float" office:value="999" calcext:value-type="float">
            <text:p>999</text:p>
          </table:table-cell>
          <table:table-cell table:formula="of:=[.L13]" office:value-type="float" office:value="999" calcext:value-type="float">
            <text:p>999</text:p>
          </table:table-cell>
          <table:table-cell table:formula="of:=[.M13]" office:value-type="float" office:value="0" calcext:value-type="float">
            <text:p>0</text:p>
          </table:table-cell>
          <table:table-cell table:formula="of:=[.N13]" office:value-type="float" office:value="3" calcext:value-type="float">
            <text:p>3</text:p>
          </table:table-cell>
          <table:table-cell table:formula="of:=[.O13]" office:value-type="float" office:value="999" calcext:value-type="float">
            <text:p>9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0" table:formula="of:=MIN([.S13]+[.AA18];[.T13]+[.AA19];[.U13]+[.AA20];[.V13]+[.AA21];[.W13]+[.AA22];[.X13]+[.AA23];999)" office:value-type="float" office:value="-4" calcext:value-type="float">
            <text:p>-4</text:p>
          </table:table-cell>
          <table:table-cell table:style-name="ce10" table:formula="of:=MIN([.S13]+[.AB18];[.T13]+[.AB19];[.U13]+[.AB20];[.V13]+[.AB21];[.W13]+[.AB22];[.X13]+[.AB23];999)" office:value-type="float" office:value="2" calcext:value-type="float">
            <text:p>2</text:p>
          </table:table-cell>
          <table:table-cell table:style-name="ce10" table:formula="of:=MIN([.S13]+[.AC18];[.T13]+[.AC19];[.U13]+[.AC20];[.V13]+[.AC21];[.W13]+[.AC22];[.X13]+[.AC23];999)" office:value-type="float" office:value="994" calcext:value-type="float">
            <text:p>994</text:p>
          </table:table-cell>
          <table:table-cell table:style-name="ce10" table:formula="of:=MIN([.S13]+[.AD18];[.T13]+[.AD19];[.U13]+[.AD20];[.V13]+[.AD21];[.W13]+[.AD22];[.X13]+[.AD23];999)" office:value-type="float" office:value="0" calcext:value-type="float">
            <text:p>0</text:p>
          </table:table-cell>
          <table:table-cell table:style-name="ce10" table:formula="of:=MIN([.S13]+[.AE18];[.T13]+[.AE19];[.U13]+[.AE20];[.V13]+[.AE21];[.W13]+[.AE22];[.X13]+[.AE23];999)" office:value-type="float" office:value="-5" calcext:value-type="float">
            <text:p>-5</text:p>
          </table:table-cell>
          <table:table-cell table:formula="of:=MIN([.S13]+[.AF18];[.T13]+[.AF19];[.U13]+[.AF20];[.V13]+[.AF21];[.W13]+[.AF22];[.X13]+[.AF23];999)" office:value-type="float" office:value="986" calcext:value-type="float">
            <text:p>98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13]" office:value-type="float" office:value="-4" calcext:value-type="float">
            <text:p>-4</text:p>
          </table:table-cell>
          <table:table-cell table:formula="of:=[.T13]" office:value-type="float" office:value="10" calcext:value-type="float">
            <text:p>10</text:p>
          </table:table-cell>
          <table:table-cell table:formula="of:=[.U13]" office:value-type="float" office:value="995" calcext:value-type="float">
            <text:p>995</text:p>
          </table:table-cell>
          <table:table-cell table:formula="of:=[.V13]" office:value-type="float" office:value="0" calcext:value-type="float">
            <text:p>0</text:p>
          </table:table-cell>
          <table:table-cell table:style-name="ce8" table:formula="of:=[.W13]" office:value-type="float" office:value="-5" calcext:value-type="float">
            <text:p>-5</text:p>
          </table:table-cell>
          <table:table-cell table:style-name="ce18" table:formula="of:=[.X13]" office:value-type="float" office:value="991" calcext:value-type="float">
            <text:p>991</text:p>
          </table:table-cell>
          <table:table-cell table:number-columns-repeated="99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IN([.$B14]+[.J$10];[.$C14]+[.J$11];[.$D14]+[.J$12];[.$E14]+[.J$13];[.$F14]+[.J$14];[.$G14]+[.J$15];999)" office:value-type="float" office:value="5" calcext:value-type="float">
            <text:p>5</text:p>
          </table:table-cell>
          <table:table-cell table:formula="of:=MIN([.$B14]+[.K$10];[.$C14]+[.K$11];[.$D14]+[.K$12];[.$E14]+[.K$13];[.$F14]+[.K$14];[.$G14]+[.K$15];999)" office:value-type="float" office:value="7" calcext:value-type="float">
            <text:p>7</text:p>
          </table:table-cell>
          <table:table-cell table:formula="of:=MIN([.$B14]+[.L$10];[.$C14]+[.L$11];[.$D14]+[.L$12];[.$E14]+[.L$13];[.$F14]+[.L$14];[.$G14]+[.L$15];999)" office:value-type="float" office:value="999" calcext:value-type="float">
            <text:p>999</text:p>
          </table:table-cell>
          <table:table-cell table:formula="of:=MIN([.$B14]+[.M$10];[.$C14]+[.M$11];[.$D14]+[.M$12];[.$E14]+[.M$13];[.$F14]+[.M$14];[.$G14]+[.M$15];999)" office:value-type="float" office:value="9" calcext:value-type="float">
            <text:p>9</text:p>
          </table:table-cell>
          <table:table-cell table:formula="of:=MIN([.$B14]+[.N$10];[.$C14]+[.N$11];[.$D14]+[.N$12];[.$E14]+[.N$13];[.$F14]+[.N$14];[.$G14]+[.N$15];999)" office:value-type="float" office:value="0" calcext:value-type="float">
            <text:p>0</text:p>
          </table:table-cell>
          <table:table-cell table:formula="of:=MIN([.$B14]+[.O$10];[.$C14]+[.O$11];[.$D14]+[.O$12];[.$E14]+[.O$13];[.$F14]+[.O$14];[.$G14]+[.O$15];999)"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4]" office:value-type="float" office:value="999" calcext:value-type="float">
            <text:p>999</text:p>
          </table:table-cell>
          <table:table-cell table:formula="of:=[.K14]" office:value-type="float" office:value="7" calcext:value-type="float">
            <text:p>7</text:p>
          </table:table-cell>
          <table:table-cell table:formula="of:=[.L14]" office:value-type="float" office:value="999" calcext:value-type="float">
            <text:p>999</text:p>
          </table:table-cell>
          <table:table-cell table:formula="of:=[.M14]" office:value-type="float" office:value="999" calcext:value-type="float">
            <text:p>999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999" calcext:value-type="float">
            <text:p>9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0" table:formula="of:=MIN([.S14]+[.AA18];[.T14]+[.AA19];[.U14]+[.AA20];[.V14]+[.AA21];[.W14]+[.AA22];[.X14]+[.AA23];999)" office:value-type="float" office:value="5" calcext:value-type="float">
            <text:p>5</text:p>
          </table:table-cell>
          <table:table-cell table:style-name="ce10" table:formula="of:=MIN([.S14]+[.AB18];[.T14]+[.AB19];[.U14]+[.AB20];[.V14]+[.AB21];[.W14]+[.AB22];[.X14]+[.AB23];999)" office:value-type="float" office:value="7" calcext:value-type="float">
            <text:p>7</text:p>
          </table:table-cell>
          <table:table-cell table:style-name="ce10" table:formula="of:=MIN([.S14]+[.AC18];[.T14]+[.AC19];[.U14]+[.AC20];[.V14]+[.AC21];[.W14]+[.AC22];[.X14]+[.AC23];999)" office:value-type="float" office:value="999" calcext:value-type="float">
            <text:p>999</text:p>
          </table:table-cell>
          <table:table-cell table:style-name="ce10" table:formula="of:=MIN([.S14]+[.AD18];[.T14]+[.AD19];[.U14]+[.AD20];[.V14]+[.AD21];[.W14]+[.AD22];[.X14]+[.AD23];999)" office:value-type="float" office:value="9" calcext:value-type="float">
            <text:p>9</text:p>
          </table:table-cell>
          <table:table-cell table:style-name="ce10" table:formula="of:=MIN([.S14]+[.AE18];[.T14]+[.AE19];[.U14]+[.AE20];[.V14]+[.AE21];[.W14]+[.AE22];[.X14]+[.AE23];999)" office:value-type="float" office:value="0" calcext:value-type="float">
            <text:p>0</text:p>
          </table:table-cell>
          <table:table-cell table:formula="of:=MIN([.S14]+[.AF18];[.T14]+[.AF19];[.U14]+[.AF20];[.V14]+[.AF21];[.W14]+[.AF22];[.X14]+[.AF23];999)"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14]" office:value-type="float" office:value="995" calcext:value-type="float">
            <text:p>995</text:p>
          </table:table-cell>
          <table:table-cell table:formula="of:=[.T14]" office:value-type="float" office:value="7" calcext:value-type="float">
            <text:p>7</text:p>
          </table:table-cell>
          <table:table-cell table:formula="of:=[.U14]" office:value-type="float" office:value="999" calcext:value-type="float">
            <text:p>999</text:p>
          </table:table-cell>
          <table:table-cell table:formula="of:=[.V14]" office:value-type="float" office:value="9" calcext:value-type="float">
            <text:p>9</text:p>
          </table:table-cell>
          <table:table-cell table:style-name="ce8" table:formula="of:=[.W14]" office:value-type="float" office:value="0" calcext:value-type="float">
            <text:p>0</text:p>
          </table:table-cell>
          <table:table-cell table:style-name="ce18" table:formula="of:=[.X14]" office:value-type="float" office:value="991" calcext:value-type="float">
            <text:p>991</text:p>
          </table:table-cell>
          <table:table-cell table:number-columns-repeated="99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1" table:formula="of:=MIN([.$B15]+[.J$10];[.$C15]+[.J$11];[.$D15]+[.J$12];[.$E15]+[.J$13];[.$F15]+[.J$14];[.$G15]+[.J$15];999)" office:value-type="float" office:value="3" calcext:value-type="float">
            <text:p>3</text:p>
          </table:table-cell>
          <table:table-cell table:style-name="ce11" table:formula="of:=MIN([.$B15]+[.K$10];[.$C15]+[.K$11];[.$D15]+[.K$12];[.$E15]+[.K$13];[.$F15]+[.K$14];[.$G15]+[.K$15];999)" office:value-type="float" office:value="5" calcext:value-type="float">
            <text:p>5</text:p>
          </table:table-cell>
          <table:table-cell table:style-name="ce11" table:formula="of:=MIN([.$B15]+[.L$10];[.$C15]+[.L$11];[.$D15]+[.L$12];[.$E15]+[.L$13];[.$F15]+[.L$14];[.$G15]+[.L$15];999)" office:value-type="float" office:value="10" calcext:value-type="float">
            <text:p>10</text:p>
          </table:table-cell>
          <table:table-cell table:style-name="ce11" table:formula="of:=MIN([.$B15]+[.M$10];[.$C15]+[.M$11];[.$D15]+[.M$12];[.$E15]+[.M$13];[.$F15]+[.M$14];[.$G15]+[.M$15];999)" office:value-type="float" office:value="7" calcext:value-type="float">
            <text:p>7</text:p>
          </table:table-cell>
          <table:table-cell table:style-name="ce11" table:formula="of:=MIN([.$B15]+[.N$10];[.$C15]+[.N$11];[.$D15]+[.N$12];[.$E15]+[.N$13];[.$F15]+[.N$14];[.$G15]+[.N$15];999)" office:value-type="float" office:value="10" calcext:value-type="float">
            <text:p>10</text:p>
          </table:table-cell>
          <table:table-cell table:style-name="ce21" table:formula="of:=MIN([.$B15]+[.O$10];[.$C15]+[.O$11];[.$D15]+[.O$12];[.$E15]+[.O$13];[.$F15]+[.O$14];[.$G15]+[.O$15];999)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9" table:formula="of:=[.J15]" office:value-type="float" office:value="999" calcext:value-type="float">
            <text:p>999</text:p>
          </table:table-cell>
          <table:table-cell table:style-name="ce9" table:formula="of:=[.K15]" office:value-type="float" office:value="5" calcext:value-type="float">
            <text:p>5</text:p>
          </table:table-cell>
          <table:table-cell table:style-name="ce9" table:formula="of:=[.L15]" office:value-type="float" office:value="10" calcext:value-type="float">
            <text:p>10</text:p>
          </table:table-cell>
          <table:table-cell table:style-name="ce9" table:formula="of:=[.M15]" office:value-type="float" office:value="999" calcext:value-type="float">
            <text:p>999</text:p>
          </table:table-cell>
          <table:table-cell table:style-name="ce9" table:formula="of:=[.N15]" office:value-type="float" office:value="999" calcext:value-type="float">
            <text:p>999</text:p>
          </table:table-cell>
          <table:table-cell table:style-name="ce19" table:formula="of:=[.O1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1" table:formula="of:=MIN([.S15]+[.AA18];[.T15]+[.AA19];[.U15]+[.AA20];[.V15]+[.AA21];[.W15]+[.AA22];[.X15]+[.AA23];999)" office:value-type="float" office:value="3" calcext:value-type="float">
            <text:p>3</text:p>
          </table:table-cell>
          <table:table-cell table:style-name="ce11" table:formula="of:=MIN([.S15]+[.AB18];[.T15]+[.AB19];[.U15]+[.AB20];[.V15]+[.AB21];[.W15]+[.AB22];[.X15]+[.AB23];999)" office:value-type="float" office:value="5" calcext:value-type="float">
            <text:p>5</text:p>
          </table:table-cell>
          <table:table-cell table:style-name="ce11" table:formula="of:=MIN([.S15]+[.AC18];[.T15]+[.AC19];[.U15]+[.AC20];[.V15]+[.AC21];[.W15]+[.AC22];[.X15]+[.AC23];999)" office:value-type="float" office:value="10" calcext:value-type="float">
            <text:p>10</text:p>
          </table:table-cell>
          <table:table-cell table:style-name="ce11" table:formula="of:=MIN([.S15]+[.AD18];[.T15]+[.AD19];[.U15]+[.AD20];[.V15]+[.AD21];[.W15]+[.AD22];[.X15]+[.AD23];999)" office:value-type="float" office:value="7" calcext:value-type="float">
            <text:p>7</text:p>
          </table:table-cell>
          <table:table-cell table:style-name="ce11" table:formula="of:=MIN([.S15]+[.AE18];[.T15]+[.AE19];[.U15]+[.AE20];[.V15]+[.AE21];[.W15]+[.AE22];[.X15]+[.AE23];999)" office:value-type="float" office:value="2" calcext:value-type="float">
            <text:p>2</text:p>
          </table:table-cell>
          <table:table-cell table:style-name="ce21" table:formula="of:=MIN([.S15]+[.AF18];[.T15]+[.AF19];[.U15]+[.AF20];[.V15]+[.AF21];[.W15]+[.AF22];[.X15]+[.AF23];999)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9" table:formula="of:=[.S15]" office:value-type="float" office:value="995" calcext:value-type="float">
            <text:p>995</text:p>
          </table:table-cell>
          <table:table-cell table:style-name="ce9" table:formula="of:=[.T15]" office:value-type="float" office:value="5" calcext:value-type="float">
            <text:p>5</text:p>
          </table:table-cell>
          <table:table-cell table:style-name="ce9" table:formula="of:=[.U15]" office:value-type="float" office:value="10" calcext:value-type="float">
            <text:p>10</text:p>
          </table:table-cell>
          <table:table-cell table:style-name="ce9" table:formula="of:=[.V15]" office:value-type="float" office:value="7" calcext:value-type="float">
            <text:p>7</text:p>
          </table:table-cell>
          <table:table-cell table:style-name="ce9" table:formula="of:=[.W15]" office:value-type="float" office:value="998" calcext:value-type="float">
            <text:p>998</text:p>
          </table:table-cell>
          <table:table-cell table:style-name="ce19" table:formula="of:=[.X15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1" office:value-type="string" calcext:value-type="string">
            <text:p>L4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L8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1" table:formula="of:=[.R17]" office:value-type="string" office:string-value="L4" calcext:value-type="string">
            <text:p>L4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$B18]+[.J$10];[.$C18]+[.J$11];[.$D18]+[.J$12];[.$E18]+[.J$13];[.$F18]+[.J$14];[.$G18]+[.J$15];999)" office:value-type="float" office:value="0" calcext:value-type="float">
            <text:p>0</text:p>
          </table:table-cell>
          <table:table-cell table:formula="of:=MIN([.$B18]+[.K$10];[.$C18]+[.K$11];[.$D18]+[.K$12];[.$E18]+[.K$13];[.$F18]+[.K$14];[.$G18]+[.K$15];999)" office:value-type="float" office:value="6" calcext:value-type="float">
            <text:p>6</text:p>
          </table:table-cell>
          <table:table-cell table:formula="of:=MIN([.$B18]+[.L$10];[.$C18]+[.L$11];[.$D18]+[.L$12];[.$E18]+[.L$13];[.$F18]+[.L$14];[.$G18]+[.L$15];999)" office:value-type="float" office:value="998" calcext:value-type="float">
            <text:p>998</text:p>
          </table:table-cell>
          <table:table-cell table:formula="of:=MIN([.$B18]+[.M$10];[.$C18]+[.M$11];[.$D18]+[.M$12];[.$E18]+[.M$13];[.$F18]+[.M$14];[.$G18]+[.M$15];999)" office:value-type="float" office:value="8" calcext:value-type="float">
            <text:p>8</text:p>
          </table:table-cell>
          <table:table-cell table:formula="of:=MIN([.$B18]+[.N$10];[.$C18]+[.N$11];[.$D18]+[.N$12];[.$E18]+[.N$13];[.$F18]+[.N$14];[.$G18]+[.N$15];999)" office:value-type="float" office:value="-1" calcext:value-type="float">
            <text:p>-1</text:p>
          </table:table-cell>
          <table:table-cell table:formula="of:=MIN([.$B18]+[.O$10];[.$C18]+[.O$11];[.$D18]+[.O$12];[.$E18]+[.O$13];[.$F18]+[.O$14];[.$G18]+[.O$15];999)" office:value-type="float" office:value="990" calcext:value-type="float">
            <text:p>99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999" calcext:value-type="float">
            <text:p>999</text:p>
          </table:table-cell>
          <table:table-cell table:formula="of:=[.L18]" office:value-type="float" office:value="999" calcext:value-type="float">
            <text:p>999</text:p>
          </table:table-cell>
          <table:table-cell table:formula="of:=[.M18]" office:value-type="float" office:value="999" calcext:value-type="float">
            <text:p>999</text:p>
          </table:table-cell>
          <table:table-cell table:formula="of:=[.N18]" office:value-type="float" office:value="-1" calcext:value-type="float">
            <text:p>-1</text:p>
          </table:table-cell>
          <table:table-cell table:formula="of:=[.O18]" office:value-type="float" office:value="999" calcext:value-type="float">
            <text:p>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table:formula="of:=MIN([.S18]+[.AA26];[.T18]+[.AA27];[.U18]+[.AA28];[.V18]+[.AA29];[.W18]+[.AA30];[.X18]+[.AA31];999)" office:value-type="float" office:value="0" calcext:value-type="float">
            <text:p>0</text:p>
          </table:table-cell>
          <table:table-cell table:style-name="ce10" table:formula="of:=MIN([.S18]+[.AB26];[.T18]+[.AB27];[.U18]+[.AB28];[.V18]+[.AB29];[.W18]+[.AB30];[.X18]+[.AB31];999)" office:value-type="float" office:value="6" calcext:value-type="float">
            <text:p>6</text:p>
          </table:table-cell>
          <table:table-cell table:style-name="ce10" table:formula="of:=MIN([.S18]+[.AC26];[.T18]+[.AC27];[.U18]+[.AC28];[.V18]+[.AC29];[.W18]+[.AC30];[.X18]+[.AC31];999)" office:value-type="float" office:value="998" calcext:value-type="float">
            <text:p>998</text:p>
          </table:table-cell>
          <table:table-cell table:style-name="ce10" table:formula="of:=MIN([.S18]+[.AD26];[.T18]+[.AD27];[.U18]+[.AD28];[.V18]+[.AD29];[.W18]+[.AD30];[.X18]+[.AD31];999)" office:value-type="float" office:value="8" calcext:value-type="float">
            <text:p>8</text:p>
          </table:table-cell>
          <table:table-cell table:style-name="ce10" table:formula="of:=MIN([.S18]+[.AE26];[.T18]+[.AE27];[.U18]+[.AE28];[.V18]+[.AE29];[.W18]+[.AE30];[.X18]+[.AE31];999)" office:value-type="float" office:value="-1" calcext:value-type="float">
            <text:p>-1</text:p>
          </table:table-cell>
          <table:table-cell table:formula="of:=MIN([.S18]+[.AF26];[.T18]+[.AF27];[.U18]+[.AF28];[.V18]+[.AF29];[.W18]+[.AF30];[.X18]+[.AF31];999)" office:value-type="float" office:value="990" calcext:value-type="float">
            <text:p>99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18]" office:value-type="float" office:value="0" calcext:value-type="float">
            <text:p>0</text:p>
          </table:table-cell>
          <table:table-cell table:formula="of:=[.T18]" office:value-type="float" office:value="6" calcext:value-type="float">
            <text:p>6</text:p>
          </table:table-cell>
          <table:table-cell table:formula="of:=[.U18]" office:value-type="float" office:value="998" calcext:value-type="float">
            <text:p>998</text:p>
          </table:table-cell>
          <table:table-cell table:formula="of:=[.V18]" office:value-type="float" office:value="8" calcext:value-type="float">
            <text:p>8</text:p>
          </table:table-cell>
          <table:table-cell table:style-name="ce8" table:formula="of:=[.W18]" office:value-type="float" office:value="-1" calcext:value-type="float">
            <text:p>-1</text:p>
          </table:table-cell>
          <table:table-cell table:style-name="ce18" table:formula="of:=[.X18]" office:value-type="float" office:value="990" calcext:value-type="float">
            <text:p>990</text:p>
          </table:table-cell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[.$B19]+[.J$10];[.$C19]+[.J$11];[.$D19]+[.J$12];[.$E19]+[.J$13];[.$F19]+[.J$14];[.$G19]+[.J$15];999)" office:value-type="float" office:value="-2" calcext:value-type="float">
            <text:p>-2</text:p>
          </table:table-cell>
          <table:table-cell table:formula="of:=MIN([.$B19]+[.K$10];[.$C19]+[.K$11];[.$D19]+[.K$12];[.$E19]+[.K$13];[.$F19]+[.K$14];[.$G19]+[.K$15];999)" office:value-type="float" office:value="0" calcext:value-type="float">
            <text:p>0</text:p>
          </table:table-cell>
          <table:table-cell table:formula="of:=MIN([.$B19]+[.L$10];[.$C19]+[.L$11];[.$D19]+[.L$12];[.$E19]+[.L$13];[.$F19]+[.L$14];[.$G19]+[.L$15];999)" office:value-type="float" office:value="996" calcext:value-type="float">
            <text:p>996</text:p>
          </table:table-cell>
          <table:table-cell table:formula="of:=MIN([.$B19]+[.M$10];[.$C19]+[.M$11];[.$D19]+[.M$12];[.$E19]+[.M$13];[.$F19]+[.M$14];[.$G19]+[.M$15];999)" office:value-type="float" office:value="2" calcext:value-type="float">
            <text:p>2</text:p>
          </table:table-cell>
          <table:table-cell table:formula="of:=MIN([.$B19]+[.N$10];[.$C19]+[.N$11];[.$D19]+[.N$12];[.$E19]+[.N$13];[.$F19]+[.N$14];[.$G19]+[.N$15];999)" office:value-type="float" office:value="-3" calcext:value-type="float">
            <text:p>-3</text:p>
          </table:table-cell>
          <table:table-cell table:formula="of:=MIN([.$B19]+[.O$10];[.$C19]+[.O$11];[.$D19]+[.O$12];[.$E19]+[.O$13];[.$F19]+[.O$14];[.$G19]+[.O$15];999)" office:value-type="float" office:value="989" calcext:value-type="float">
            <text:p>98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9]" office:value-type="float" office:value="999" calcext:value-type="float">
            <text:p>999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999" calcext:value-type="float">
            <text:p>999</text:p>
          </table:table-cell>
          <table:table-cell table:formula="of:=[.M19]" office:value-type="float" office:value="2" calcext:value-type="float">
            <text:p>2</text:p>
          </table:table-cell>
          <table:table-cell table:formula="of:=[.N19]" office:value-type="float" office:value="999" calcext:value-type="float">
            <text:p>999</text:p>
          </table:table-cell>
          <table:table-cell table:formula="of:=[.O19]" office:value-type="float" office:value="999" calcext:value-type="float">
            <text:p>9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" table:formula="of:=MIN([.S19]+[.AA26];[.T19]+[.AA27];[.U19]+[.AA28];[.V19]+[.AA29];[.W19]+[.AA30];[.X19]+[.AA31];999)" office:value-type="float" office:value="-2" calcext:value-type="float">
            <text:p>-2</text:p>
          </table:table-cell>
          <table:table-cell table:style-name="ce10" table:formula="of:=MIN([.S19]+[.AB26];[.T19]+[.AB27];[.U19]+[.AB28];[.V19]+[.AB29];[.W19]+[.AB30];[.X19]+[.AB31];999)" office:value-type="float" office:value="0" calcext:value-type="float">
            <text:p>0</text:p>
          </table:table-cell>
          <table:table-cell table:style-name="ce10" table:formula="of:=MIN([.S19]+[.AC26];[.T19]+[.AC27];[.U19]+[.AC28];[.V19]+[.AC29];[.W19]+[.AC30];[.X19]+[.AC31];999)" office:value-type="float" office:value="996" calcext:value-type="float">
            <text:p>996</text:p>
          </table:table-cell>
          <table:table-cell table:style-name="ce10" table:formula="of:=MIN([.S19]+[.AD26];[.T19]+[.AD27];[.U19]+[.AD28];[.V19]+[.AD29];[.W19]+[.AD30];[.X19]+[.AD31];999)" office:value-type="float" office:value="2" calcext:value-type="float">
            <text:p>2</text:p>
          </table:table-cell>
          <table:table-cell table:style-name="ce10" table:formula="of:=MIN([.S19]+[.AE26];[.T19]+[.AE27];[.U19]+[.AE28];[.V19]+[.AE29];[.W19]+[.AE30];[.X19]+[.AE31];999)" office:value-type="float" office:value="-3" calcext:value-type="float">
            <text:p>-3</text:p>
          </table:table-cell>
          <table:table-cell table:formula="of:=MIN([.S19]+[.AF26];[.T19]+[.AF27];[.U19]+[.AF28];[.V19]+[.AF29];[.W19]+[.AF30];[.X19]+[.AF31];999)" office:value-type="float" office:value="988" calcext:value-type="float">
            <text:p>98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S19]" office:value-type="float" office:value="-2" calcext:value-type="float">
            <text:p>-2</text:p>
          </table:table-cell>
          <table:table-cell table:formula="of:=[.T19]" office:value-type="float" office:value="0" calcext:value-type="float">
            <text:p>0</text:p>
          </table:table-cell>
          <table:table-cell table:formula="of:=[.U19]" office:value-type="float" office:value="996" calcext:value-type="float">
            <text:p>996</text:p>
          </table:table-cell>
          <table:table-cell table:formula="of:=[.V19]" office:value-type="float" office:value="2" calcext:value-type="float">
            <text:p>2</text:p>
          </table:table-cell>
          <table:table-cell table:style-name="ce8" table:formula="of:=[.W19]" office:value-type="float" office:value="-3" calcext:value-type="float">
            <text:p>-3</text:p>
          </table:table-cell>
          <table:table-cell table:style-name="ce18" table:formula="of:=[.X19]" office:value-type="float" office:value="989" calcext:value-type="float">
            <text:p>989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[.$B20]+[.J$10];[.$C20]+[.J$11];[.$D20]+[.J$12];[.$E20]+[.J$13];[.$F20]+[.J$14];[.$G20]+[.J$15];999)" office:value-type="float" office:value="-5" calcext:value-type="float">
            <text:p>-5</text:p>
          </table:table-cell>
          <table:table-cell table:formula="of:=MIN([.$B20]+[.K$10];[.$C20]+[.K$11];[.$D20]+[.K$12];[.$E20]+[.K$13];[.$F20]+[.K$14];[.$G20]+[.K$15];999)" office:value-type="float" office:value="-3" calcext:value-type="float">
            <text:p>-3</text:p>
          </table:table-cell>
          <table:table-cell table:formula="of:=MIN([.$B20]+[.L$10];[.$C20]+[.L$11];[.$D20]+[.L$12];[.$E20]+[.L$13];[.$F20]+[.L$14];[.$G20]+[.L$15];999)" office:value-type="float" office:value="0" calcext:value-type="float">
            <text:p>0</text:p>
          </table:table-cell>
          <table:table-cell table:formula="of:=MIN([.$B20]+[.M$10];[.$C20]+[.M$11];[.$D20]+[.M$12];[.$E20]+[.M$13];[.$F20]+[.M$14];[.$G20]+[.M$15];999)" office:value-type="float" office:value="-1" calcext:value-type="float">
            <text:p>-1</text:p>
          </table:table-cell>
          <table:table-cell table:formula="of:=MIN([.$B20]+[.N$10];[.$C20]+[.N$11];[.$D20]+[.N$12];[.$E20]+[.N$13];[.$F20]+[.N$14];[.$G20]+[.N$15];999)" office:value-type="float" office:value="-1" calcext:value-type="float">
            <text:p>-1</text:p>
          </table:table-cell>
          <table:table-cell table:formula="of:=MIN([.$B20]+[.O$10];[.$C20]+[.O$11];[.$D20]+[.O$12];[.$E20]+[.O$13];[.$F20]+[.O$14];[.$G20]+[.O$15];999)" office:value-type="float" office:value="-8" calcext:value-type="float">
            <text:p>-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20]" office:value-type="float" office:value="999" calcext:value-type="float">
            <text:p>999</text:p>
          </table:table-cell>
          <table:table-cell table:formula="of:=[.K20]" office:value-type="float" office:value="2" calcext:value-type="float">
            <text:p>2</text:p>
          </table:table-cell>
          <table:table-cell table:formula="of:=[.L20]" office:value-type="float" office:value="0" calcext:value-type="float">
            <text:p>0</text:p>
          </table:table-cell>
          <table:table-cell table:formula="of:=[.M20]" office:value-type="float" office:value="999" calcext:value-type="float">
            <text:p>999</text:p>
          </table:table-cell>
          <table:table-cell table:formula="of:=[.N20]" office:value-type="float" office:value="999" calcext:value-type="float">
            <text:p>999</text:p>
          </table:table-cell>
          <table:table-cell table:formula="of:=[.O20]" office:value-type="float" office:value="-8" calcext:value-type="float">
            <text:p>-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" table:formula="of:=MIN([.S20]+[.AA26];[.T20]+[.AA27];[.U20]+[.AA28];[.V20]+[.AA29];[.W20]+[.AA30];[.X20]+[.AA31];999)" office:value-type="float" office:value="-5" calcext:value-type="float">
            <text:p>-5</text:p>
          </table:table-cell>
          <table:table-cell table:style-name="ce10" table:formula="of:=MIN([.S20]+[.AB26];[.T20]+[.AB27];[.U20]+[.AB28];[.V20]+[.AB29];[.W20]+[.AB30];[.X20]+[.AB31];999)" office:value-type="float" office:value="-3" calcext:value-type="float">
            <text:p>-3</text:p>
          </table:table-cell>
          <table:table-cell table:style-name="ce10" table:formula="of:=MIN([.S20]+[.AC26];[.T20]+[.AC27];[.U20]+[.AC28];[.V20]+[.AC29];[.W20]+[.AC30];[.X20]+[.AC31];999)" office:value-type="float" office:value="0" calcext:value-type="float">
            <text:p>0</text:p>
          </table:table-cell>
          <table:table-cell table:style-name="ce10" table:formula="of:=MIN([.S20]+[.AD26];[.T20]+[.AD27];[.U20]+[.AD28];[.V20]+[.AD29];[.W20]+[.AD30];[.X20]+[.AD31];999)" office:value-type="float" office:value="-1" calcext:value-type="float">
            <text:p>-1</text:p>
          </table:table-cell>
          <table:table-cell table:style-name="ce10" table:formula="of:=MIN([.S20]+[.AE26];[.T20]+[.AE27];[.U20]+[.AE28];[.V20]+[.AE29];[.W20]+[.AE30];[.X20]+[.AE31];999)" office:value-type="float" office:value="-6" calcext:value-type="float">
            <text:p>-6</text:p>
          </table:table-cell>
          <table:table-cell table:formula="of:=MIN([.S20]+[.AF26];[.T20]+[.AF27];[.U20]+[.AF28];[.V20]+[.AF29];[.W20]+[.AF30];[.X20]+[.AF31];999)" office:value-type="float" office:value="-8" calcext:value-type="float">
            <text:p>-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20]" office:value-type="float" office:value="-5" calcext:value-type="float">
            <text:p>-5</text:p>
          </table:table-cell>
          <table:table-cell table:formula="of:=[.T20]" office:value-type="float" office:value="-3" calcext:value-type="float">
            <text:p>-3</text:p>
          </table:table-cell>
          <table:table-cell table:formula="of:=[.U20]" office:value-type="float" office:value="0" calcext:value-type="float">
            <text:p>0</text:p>
          </table:table-cell>
          <table:table-cell table:formula="of:=[.V20]" office:value-type="float" office:value="-1" calcext:value-type="float">
            <text:p>-1</text:p>
          </table:table-cell>
          <table:table-cell table:style-name="ce8" table:formula="of:=[.W20]" office:value-type="float" office:value="-1" calcext:value-type="float">
            <text:p>-1</text:p>
          </table:table-cell>
          <table:table-cell table:style-name="ce18" table:formula="of:=[.X20]" office:value-type="float" office:value="-8" calcext:value-type="float">
            <text:p>-8</text:p>
          </table:table-cell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$B21]+[.J$10];[.$C21]+[.J$11];[.$D21]+[.J$12];[.$E21]+[.J$13];[.$F21]+[.J$14];[.$G21]+[.J$15];999)" office:value-type="float" office:value="-4" calcext:value-type="float">
            <text:p>-4</text:p>
          </table:table-cell>
          <table:table-cell table:formula="of:=MIN([.$B21]+[.K$10];[.$C21]+[.K$11];[.$D21]+[.K$12];[.$E21]+[.K$13];[.$F21]+[.K$14];[.$G21]+[.K$15];999)" office:value-type="float" office:value="2" calcext:value-type="float">
            <text:p>2</text:p>
          </table:table-cell>
          <table:table-cell table:formula="of:=MIN([.$B21]+[.L$10];[.$C21]+[.L$11];[.$D21]+[.L$12];[.$E21]+[.L$13];[.$F21]+[.L$14];[.$G21]+[.L$15];999)" office:value-type="float" office:value="994" calcext:value-type="float">
            <text:p>994</text:p>
          </table:table-cell>
          <table:table-cell table:formula="of:=MIN([.$B21]+[.M$10];[.$C21]+[.M$11];[.$D21]+[.M$12];[.$E21]+[.M$13];[.$F21]+[.M$14];[.$G21]+[.M$15];999)" office:value-type="float" office:value="0" calcext:value-type="float">
            <text:p>0</text:p>
          </table:table-cell>
          <table:table-cell table:formula="of:=MIN([.$B21]+[.N$10];[.$C21]+[.N$11];[.$D21]+[.N$12];[.$E21]+[.N$13];[.$F21]+[.N$14];[.$G21]+[.N$15];999)" office:value-type="float" office:value="-5" calcext:value-type="float">
            <text:p>-5</text:p>
          </table:table-cell>
          <table:table-cell table:formula="of:=MIN([.$B21]+[.O$10];[.$C21]+[.O$11];[.$D21]+[.O$12];[.$E21]+[.O$13];[.$F21]+[.O$14];[.$G21]+[.O$15];999)" office:value-type="float" office:value="986" calcext:value-type="float">
            <text:p>98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1]" office:value-type="float" office:value="-4" calcext:value-type="float">
            <text:p>-4</text:p>
          </table:table-cell>
          <table:table-cell table:formula="of:=[.K21]" office:value-type="float" office:value="999" calcext:value-type="float">
            <text:p>999</text:p>
          </table:table-cell>
          <table:table-cell table:formula="of:=[.L21]" office:value-type="float" office:value="999" calcext:value-type="float">
            <text:p>999</text:p>
          </table:table-cell>
          <table:table-cell table:formula="of:=[.M21]" office:value-type="float" office:value="0" calcext:value-type="float">
            <text:p>0</text:p>
          </table:table-cell>
          <table:table-cell table:formula="of:=[.N21]" office:value-type="float" office:value="3" calcext:value-type="float">
            <text:p>3</text:p>
          </table:table-cell>
          <table:table-cell table:formula="of:=[.O21]" office:value-type="float" office:value="999" calcext:value-type="float">
            <text:p>9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0" table:formula="of:=MIN([.S21]+[.AA26];[.T21]+[.AA27];[.U21]+[.AA28];[.V21]+[.AA29];[.W21]+[.AA30];[.X21]+[.AA31];999)" office:value-type="float" office:value="-4" calcext:value-type="float">
            <text:p>-4</text:p>
          </table:table-cell>
          <table:table-cell table:style-name="ce10" table:formula="of:=MIN([.S21]+[.AB26];[.T21]+[.AB27];[.U21]+[.AB28];[.V21]+[.AB29];[.W21]+[.AB30];[.X21]+[.AB31];999)" office:value-type="float" office:value="2" calcext:value-type="float">
            <text:p>2</text:p>
          </table:table-cell>
          <table:table-cell table:style-name="ce10" table:formula="of:=MIN([.S21]+[.AC26];[.T21]+[.AC27];[.U21]+[.AC28];[.V21]+[.AC29];[.W21]+[.AC30];[.X21]+[.AC31];999)" office:value-type="float" office:value="994" calcext:value-type="float">
            <text:p>994</text:p>
          </table:table-cell>
          <table:table-cell table:style-name="ce10" table:formula="of:=MIN([.S21]+[.AD26];[.T21]+[.AD27];[.U21]+[.AD28];[.V21]+[.AD29];[.W21]+[.AD30];[.X21]+[.AD31];999)" office:value-type="float" office:value="0" calcext:value-type="float">
            <text:p>0</text:p>
          </table:table-cell>
          <table:table-cell table:style-name="ce10" table:formula="of:=MIN([.S21]+[.AE26];[.T21]+[.AE27];[.U21]+[.AE28];[.V21]+[.AE29];[.W21]+[.AE30];[.X21]+[.AE31];999)" office:value-type="float" office:value="-5" calcext:value-type="float">
            <text:p>-5</text:p>
          </table:table-cell>
          <table:table-cell table:formula="of:=MIN([.S21]+[.AF26];[.T21]+[.AF27];[.U21]+[.AF28];[.V21]+[.AF29];[.W21]+[.AF30];[.X21]+[.AF31];999)" office:value-type="float" office:value="986" calcext:value-type="float">
            <text:p>98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21]" office:value-type="float" office:value="-4" calcext:value-type="float">
            <text:p>-4</text:p>
          </table:table-cell>
          <table:table-cell table:formula="of:=[.T21]" office:value-type="float" office:value="2" calcext:value-type="float">
            <text:p>2</text:p>
          </table:table-cell>
          <table:table-cell table:formula="of:=[.U21]" office:value-type="float" office:value="994" calcext:value-type="float">
            <text:p>994</text:p>
          </table:table-cell>
          <table:table-cell table:formula="of:=[.V21]" office:value-type="float" office:value="0" calcext:value-type="float">
            <text:p>0</text:p>
          </table:table-cell>
          <table:table-cell table:style-name="ce8" table:formula="of:=[.W21]" office:value-type="float" office:value="-5" calcext:value-type="float">
            <text:p>-5</text:p>
          </table:table-cell>
          <table:table-cell table:style-name="ce18" table:formula="of:=[.X21]" office:value-type="float" office:value="986" calcext:value-type="float">
            <text:p>986</text:p>
          </table:table-cell>
          <table:table-cell table:number-columns-repeated="99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$B22]+[.J$10];[.$C22]+[.J$11];[.$D22]+[.J$12];[.$E22]+[.J$13];[.$F22]+[.J$14];[.$G22]+[.J$15];999)" office:value-type="float" office:value="5" calcext:value-type="float">
            <text:p>5</text:p>
          </table:table-cell>
          <table:table-cell table:formula="of:=MIN([.$B22]+[.K$10];[.$C22]+[.K$11];[.$D22]+[.K$12];[.$E22]+[.K$13];[.$F22]+[.K$14];[.$G22]+[.K$15];999)" office:value-type="float" office:value="7" calcext:value-type="float">
            <text:p>7</text:p>
          </table:table-cell>
          <table:table-cell table:formula="of:=MIN([.$B22]+[.L$10];[.$C22]+[.L$11];[.$D22]+[.L$12];[.$E22]+[.L$13];[.$F22]+[.L$14];[.$G22]+[.L$15];999)" office:value-type="float" office:value="999" calcext:value-type="float">
            <text:p>999</text:p>
          </table:table-cell>
          <table:table-cell table:formula="of:=MIN([.$B22]+[.M$10];[.$C22]+[.M$11];[.$D22]+[.M$12];[.$E22]+[.M$13];[.$F22]+[.M$14];[.$G22]+[.M$15];999)" office:value-type="float" office:value="9" calcext:value-type="float">
            <text:p>9</text:p>
          </table:table-cell>
          <table:table-cell table:formula="of:=MIN([.$B22]+[.N$10];[.$C22]+[.N$11];[.$D22]+[.N$12];[.$E22]+[.N$13];[.$F22]+[.N$14];[.$G22]+[.N$15];999)" office:value-type="float" office:value="0" calcext:value-type="float">
            <text:p>0</text:p>
          </table:table-cell>
          <table:table-cell table:formula="of:=MIN([.$B22]+[.O$10];[.$C22]+[.O$11];[.$D22]+[.O$12];[.$E22]+[.O$13];[.$F22]+[.O$14];[.$G22]+[.O$15];999)"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22]" office:value-type="float" office:value="999" calcext:value-type="float">
            <text:p>999</text:p>
          </table:table-cell>
          <table:table-cell table:formula="of:=[.K22]" office:value-type="float" office:value="7" calcext:value-type="float">
            <text:p>7</text:p>
          </table:table-cell>
          <table:table-cell table:formula="of:=[.L22]" office:value-type="float" office:value="999" calcext:value-type="float">
            <text:p>999</text:p>
          </table:table-cell>
          <table:table-cell table:formula="of:=[.M22]" office:value-type="float" office:value="999" calcext:value-type="float">
            <text:p>999</text:p>
          </table:table-cell>
          <table:table-cell table:formula="of:=[.N22]" office:value-type="float" office:value="0" calcext:value-type="float">
            <text:p>0</text:p>
          </table:table-cell>
          <table:table-cell table:formula="of:=[.O22]" office:value-type="float" office:value="999" calcext:value-type="float">
            <text:p>9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0" table:formula="of:=MIN([.S22]+[.AA26];[.T22]+[.AA27];[.U22]+[.AA28];[.V22]+[.AA29];[.W22]+[.AA30];[.X22]+[.AA31];999)" office:value-type="float" office:value="5" calcext:value-type="float">
            <text:p>5</text:p>
          </table:table-cell>
          <table:table-cell table:style-name="ce10" table:formula="of:=MIN([.S22]+[.AB26];[.T22]+[.AB27];[.U22]+[.AB28];[.V22]+[.AB29];[.W22]+[.AB30];[.X22]+[.AB31];999)" office:value-type="float" office:value="7" calcext:value-type="float">
            <text:p>7</text:p>
          </table:table-cell>
          <table:table-cell table:style-name="ce10" table:formula="of:=MIN([.S22]+[.AC26];[.T22]+[.AC27];[.U22]+[.AC28];[.V22]+[.AC29];[.W22]+[.AC30];[.X22]+[.AC31];999)" office:value-type="float" office:value="999" calcext:value-type="float">
            <text:p>999</text:p>
          </table:table-cell>
          <table:table-cell table:style-name="ce10" table:formula="of:=MIN([.S22]+[.AD26];[.T22]+[.AD27];[.U22]+[.AD28];[.V22]+[.AD29];[.W22]+[.AD30];[.X22]+[.AD31];999)" office:value-type="float" office:value="9" calcext:value-type="float">
            <text:p>9</text:p>
          </table:table-cell>
          <table:table-cell table:style-name="ce10" table:formula="of:=MIN([.S22]+[.AE26];[.T22]+[.AE27];[.U22]+[.AE28];[.V22]+[.AE29];[.W22]+[.AE30];[.X22]+[.AE31];999)" office:value-type="float" office:value="0" calcext:value-type="float">
            <text:p>0</text:p>
          </table:table-cell>
          <table:table-cell table:formula="of:=MIN([.S22]+[.AF26];[.T22]+[.AF27];[.U22]+[.AF28];[.V22]+[.AF29];[.W22]+[.AF30];[.X22]+[.AF31];999)"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22]" office:value-type="float" office:value="5" calcext:value-type="float">
            <text:p>5</text:p>
          </table:table-cell>
          <table:table-cell table:formula="of:=[.T22]" office:value-type="float" office:value="7" calcext:value-type="float">
            <text:p>7</text:p>
          </table:table-cell>
          <table:table-cell table:formula="of:=[.U22]" office:value-type="float" office:value="999" calcext:value-type="float">
            <text:p>999</text:p>
          </table:table-cell>
          <table:table-cell table:formula="of:=[.V22]" office:value-type="float" office:value="9" calcext:value-type="float">
            <text:p>9</text:p>
          </table:table-cell>
          <table:table-cell table:style-name="ce8" table:formula="of:=[.W22]" office:value-type="float" office:value="0" calcext:value-type="float">
            <text:p>0</text:p>
          </table:table-cell>
          <table:table-cell table:style-name="ce18" table:formula="of:=[.X22]" office:value-type="float" office:value="991" calcext:value-type="float">
            <text:p>991</text:p>
          </table:table-cell>
          <table:table-cell table:number-columns-repeated="99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1" table:formula="of:=MIN([.$B23]+[.J$10];[.$C23]+[.J$11];[.$D23]+[.J$12];[.$E23]+[.J$13];[.$F23]+[.J$14];[.$G23]+[.J$15];999)" office:value-type="float" office:value="3" calcext:value-type="float">
            <text:p>3</text:p>
          </table:table-cell>
          <table:table-cell table:style-name="ce11" table:formula="of:=MIN([.$B23]+[.K$10];[.$C23]+[.K$11];[.$D23]+[.K$12];[.$E23]+[.K$13];[.$F23]+[.K$14];[.$G23]+[.K$15];999)" office:value-type="float" office:value="5" calcext:value-type="float">
            <text:p>5</text:p>
          </table:table-cell>
          <table:table-cell table:style-name="ce11" table:formula="of:=MIN([.$B23]+[.L$10];[.$C23]+[.L$11];[.$D23]+[.L$12];[.$E23]+[.L$13];[.$F23]+[.L$14];[.$G23]+[.L$15];999)" office:value-type="float" office:value="10" calcext:value-type="float">
            <text:p>10</text:p>
          </table:table-cell>
          <table:table-cell table:style-name="ce11" table:formula="of:=MIN([.$B23]+[.M$10];[.$C23]+[.M$11];[.$D23]+[.M$12];[.$E23]+[.M$13];[.$F23]+[.M$14];[.$G23]+[.M$15];999)" office:value-type="float" office:value="7" calcext:value-type="float">
            <text:p>7</text:p>
          </table:table-cell>
          <table:table-cell table:style-name="ce11" table:formula="of:=MIN([.$B23]+[.N$10];[.$C23]+[.N$11];[.$D23]+[.N$12];[.$E23]+[.N$13];[.$F23]+[.N$14];[.$G23]+[.N$15];999)" office:value-type="float" office:value="2" calcext:value-type="float">
            <text:p>2</text:p>
          </table:table-cell>
          <table:table-cell table:style-name="ce21" table:formula="of:=MIN([.$B23]+[.O$10];[.$C23]+[.O$11];[.$D23]+[.O$12];[.$E23]+[.O$13];[.$F23]+[.O$14];[.$G23]+[.O$15];999)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9" table:formula="of:=[.J23]" office:value-type="float" office:value="999" calcext:value-type="float">
            <text:p>999</text:p>
          </table:table-cell>
          <table:table-cell table:style-name="ce9" table:formula="of:=[.K23]" office:value-type="float" office:value="5" calcext:value-type="float">
            <text:p>5</text:p>
          </table:table-cell>
          <table:table-cell table:style-name="ce9" table:formula="of:=[.L23]" office:value-type="float" office:value="10" calcext:value-type="float">
            <text:p>10</text:p>
          </table:table-cell>
          <table:table-cell table:style-name="ce9" table:formula="of:=[.M23]" office:value-type="float" office:value="999" calcext:value-type="float">
            <text:p>999</text:p>
          </table:table-cell>
          <table:table-cell table:style-name="ce9" table:formula="of:=[.N23]" office:value-type="float" office:value="999" calcext:value-type="float">
            <text:p>999</text:p>
          </table:table-cell>
          <table:table-cell table:style-name="ce19" table:formula="of:=[.O2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1" table:formula="of:=MIN([.S23]+[.AA26];[.T23]+[.AA27];[.U23]+[.AA28];[.V23]+[.AA29];[.W23]+[.AA30];[.X23]+[.AA31];999)" office:value-type="float" office:value="3" calcext:value-type="float">
            <text:p>3</text:p>
          </table:table-cell>
          <table:table-cell table:style-name="ce11" table:formula="of:=MIN([.S23]+[.AB26];[.T23]+[.AB27];[.U23]+[.AB28];[.V23]+[.AB29];[.W23]+[.AB30];[.X23]+[.AB31];999)" office:value-type="float" office:value="5" calcext:value-type="float">
            <text:p>5</text:p>
          </table:table-cell>
          <table:table-cell table:style-name="ce11" table:formula="of:=MIN([.S23]+[.AC26];[.T23]+[.AC27];[.U23]+[.AC28];[.V23]+[.AC29];[.W23]+[.AC30];[.X23]+[.AC31];999)" office:value-type="float" office:value="10" calcext:value-type="float">
            <text:p>10</text:p>
          </table:table-cell>
          <table:table-cell table:style-name="ce11" table:formula="of:=MIN([.S23]+[.AD26];[.T23]+[.AD27];[.U23]+[.AD28];[.V23]+[.AD29];[.W23]+[.AD30];[.X23]+[.AD31];999)" office:value-type="float" office:value="7" calcext:value-type="float">
            <text:p>7</text:p>
          </table:table-cell>
          <table:table-cell table:style-name="ce11" table:formula="of:=MIN([.S23]+[.AE26];[.T23]+[.AE27];[.U23]+[.AE28];[.V23]+[.AE29];[.W23]+[.AE30];[.X23]+[.AE31];999)" office:value-type="float" office:value="2" calcext:value-type="float">
            <text:p>2</text:p>
          </table:table-cell>
          <table:table-cell table:style-name="ce21" table:formula="of:=MIN([.S23]+[.AF26];[.T23]+[.AF27];[.U23]+[.AF28];[.V23]+[.AF29];[.W23]+[.AF30];[.X23]+[.AF31];999)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9" table:formula="of:=[.S23]" office:value-type="float" office:value="3" calcext:value-type="float">
            <text:p>3</text:p>
          </table:table-cell>
          <table:table-cell table:style-name="ce9" table:formula="of:=[.T23]" office:value-type="float" office:value="5" calcext:value-type="float">
            <text:p>5</text:p>
          </table:table-cell>
          <table:table-cell table:style-name="ce9" table:formula="of:=[.U23]" office:value-type="float" office:value="10" calcext:value-type="float">
            <text:p>10</text:p>
          </table:table-cell>
          <table:table-cell table:style-name="ce9" table:formula="of:=[.V23]" office:value-type="float" office:value="7" calcext:value-type="float">
            <text:p>7</text:p>
          </table:table-cell>
          <table:table-cell table:style-name="ce9" table:formula="of:=[.W23]" office:value-type="float" office:value="2" calcext:value-type="float">
            <text:p>2</text:p>
          </table:table-cell>
          <table:table-cell table:style-name="ce19" table:formula="of:=[.X23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1" office:value-type="string" calcext:value-type="string">
            <text:p>L5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$B26]+[.J$10];[.$C26]+[.J$11];[.$D26]+[.J$12];[.$E26]+[.J$13];[.$F26]+[.J$14];[.$G26]+[.J$15];999)" office:value-type="float" office:value="0" calcext:value-type="float">
            <text:p>0</text:p>
          </table:table-cell>
          <table:table-cell table:formula="of:=MIN([.$B26]+[.K$10];[.$C26]+[.K$11];[.$D26]+[.K$12];[.$E26]+[.K$13];[.$F26]+[.K$14];[.$G26]+[.K$15];999)" office:value-type="float" office:value="6" calcext:value-type="float">
            <text:p>6</text:p>
          </table:table-cell>
          <table:table-cell table:formula="of:=MIN([.$B26]+[.L$10];[.$C26]+[.L$11];[.$D26]+[.L$12];[.$E26]+[.L$13];[.$F26]+[.L$14];[.$G26]+[.L$15];999)" office:value-type="float" office:value="998" calcext:value-type="float">
            <text:p>998</text:p>
          </table:table-cell>
          <table:table-cell table:formula="of:=MIN([.$B26]+[.M$10];[.$C26]+[.M$11];[.$D26]+[.M$12];[.$E26]+[.M$13];[.$F26]+[.M$14];[.$G26]+[.M$15];999)" office:value-type="float" office:value="8" calcext:value-type="float">
            <text:p>8</text:p>
          </table:table-cell>
          <table:table-cell table:formula="of:=MIN([.$B26]+[.N$10];[.$C26]+[.N$11];[.$D26]+[.N$12];[.$E26]+[.N$13];[.$F26]+[.N$14];[.$G26]+[.N$15];999)" office:value-type="float" office:value="-1" calcext:value-type="float">
            <text:p>-1</text:p>
          </table:table-cell>
          <table:table-cell table:formula="of:=MIN([.$B26]+[.O$10];[.$C26]+[.O$11];[.$D26]+[.O$12];[.$E26]+[.O$13];[.$F26]+[.O$14];[.$G26]+[.O$15];999)" office:value-type="float" office:value="990" calcext:value-type="float">
            <text:p>99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999" calcext:value-type="float">
            <text:p>999</text:p>
          </table:table-cell>
          <table:table-cell table:formula="of:=[.L26]" office:value-type="float" office:value="999" calcext:value-type="float">
            <text:p>999</text:p>
          </table:table-cell>
          <table:table-cell table:formula="of:=[.M26]" office:value-type="float" office:value="999" calcext:value-type="float">
            <text:p>999</text:p>
          </table:table-cell>
          <table:table-cell table:formula="of:=[.N26]" office:value-type="float" office:value="-1" calcext:value-type="float">
            <text:p>-1</text:p>
          </table:table-cell>
          <table:table-cell table:formula="of:=[.O26]" office:value-type="float" office:value="999" calcext:value-type="float">
            <text:p>99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[.$B27]+[.J$10];[.$C27]+[.J$11];[.$D27]+[.J$12];[.$E27]+[.J$13];[.$F27]+[.J$14];[.$G27]+[.J$15];999)" office:value-type="float" office:value="-2" calcext:value-type="float">
            <text:p>-2</text:p>
          </table:table-cell>
          <table:table-cell table:formula="of:=MIN([.$B27]+[.K$10];[.$C27]+[.K$11];[.$D27]+[.K$12];[.$E27]+[.K$13];[.$F27]+[.K$14];[.$G27]+[.K$15];999)" office:value-type="float" office:value="0" calcext:value-type="float">
            <text:p>0</text:p>
          </table:table-cell>
          <table:table-cell table:formula="of:=MIN([.$B27]+[.L$10];[.$C27]+[.L$11];[.$D27]+[.L$12];[.$E27]+[.L$13];[.$F27]+[.L$14];[.$G27]+[.L$15];999)" office:value-type="float" office:value="996" calcext:value-type="float">
            <text:p>996</text:p>
          </table:table-cell>
          <table:table-cell table:formula="of:=MIN([.$B27]+[.M$10];[.$C27]+[.M$11];[.$D27]+[.M$12];[.$E27]+[.M$13];[.$F27]+[.M$14];[.$G27]+[.M$15];999)" office:value-type="float" office:value="2" calcext:value-type="float">
            <text:p>2</text:p>
          </table:table-cell>
          <table:table-cell table:formula="of:=MIN([.$B27]+[.N$10];[.$C27]+[.N$11];[.$D27]+[.N$12];[.$E27]+[.N$13];[.$F27]+[.N$14];[.$G27]+[.N$15];999)" office:value-type="float" office:value="-3" calcext:value-type="float">
            <text:p>-3</text:p>
          </table:table-cell>
          <table:table-cell table:formula="of:=MIN([.$B27]+[.O$10];[.$C27]+[.O$11];[.$D27]+[.O$12];[.$E27]+[.O$13];[.$F27]+[.O$14];[.$G27]+[.O$15];999)" office:value-type="float" office:value="988" calcext:value-type="float">
            <text:p>98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27]" office:value-type="float" office:value="999" calcext:value-type="float">
            <text:p>999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999" calcext:value-type="float">
            <text:p>999</text:p>
          </table:table-cell>
          <table:table-cell table:formula="of:=[.M27]" office:value-type="float" office:value="2" calcext:value-type="float">
            <text:p>2</text:p>
          </table:table-cell>
          <table:table-cell table:formula="of:=[.N27]" office:value-type="float" office:value="999" calcext:value-type="float">
            <text:p>999</text:p>
          </table:table-cell>
          <table:table-cell table:formula="of:=[.O27]" office:value-type="float" office:value="999" calcext:value-type="float">
            <text:p>99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[.$B28]+[.J$10];[.$C28]+[.J$11];[.$D28]+[.J$12];[.$E28]+[.J$13];[.$F28]+[.J$14];[.$G28]+[.J$15];999)" office:value-type="float" office:value="-5" calcext:value-type="float">
            <text:p>-5</text:p>
          </table:table-cell>
          <table:table-cell table:formula="of:=MIN([.$B28]+[.K$10];[.$C28]+[.K$11];[.$D28]+[.K$12];[.$E28]+[.K$13];[.$F28]+[.K$14];[.$G28]+[.K$15];999)" office:value-type="float" office:value="-3" calcext:value-type="float">
            <text:p>-3</text:p>
          </table:table-cell>
          <table:table-cell table:formula="of:=MIN([.$B28]+[.L$10];[.$C28]+[.L$11];[.$D28]+[.L$12];[.$E28]+[.L$13];[.$F28]+[.L$14];[.$G28]+[.L$15];999)" office:value-type="float" office:value="0" calcext:value-type="float">
            <text:p>0</text:p>
          </table:table-cell>
          <table:table-cell table:formula="of:=MIN([.$B28]+[.M$10];[.$C28]+[.M$11];[.$D28]+[.M$12];[.$E28]+[.M$13];[.$F28]+[.M$14];[.$G28]+[.M$15];999)" office:value-type="float" office:value="-1" calcext:value-type="float">
            <text:p>-1</text:p>
          </table:table-cell>
          <table:table-cell table:formula="of:=MIN([.$B28]+[.N$10];[.$C28]+[.N$11];[.$D28]+[.N$12];[.$E28]+[.N$13];[.$F28]+[.N$14];[.$G28]+[.N$15];999)" office:value-type="float" office:value="-6" calcext:value-type="float">
            <text:p>-6</text:p>
          </table:table-cell>
          <table:table-cell table:formula="of:=MIN([.$B28]+[.O$10];[.$C28]+[.O$11];[.$D28]+[.O$12];[.$E28]+[.O$13];[.$F28]+[.O$14];[.$G28]+[.O$15];999)" office:value-type="float" office:value="-8" calcext:value-type="float">
            <text:p>-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28]" office:value-type="float" office:value="999" calcext:value-type="float">
            <text:p>999</text:p>
          </table:table-cell>
          <table:table-cell table:formula="of:=[.K28]" office:value-type="float" office:value="2" calcext:value-type="float">
            <text:p>2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" office:value-type="float" office:value="999" calcext:value-type="float">
            <text:p>999</text:p>
          </table:table-cell>
          <table:table-cell table:formula="of:=[.N28]" office:value-type="float" office:value="999" calcext:value-type="float">
            <text:p>999</text:p>
          </table:table-cell>
          <table:table-cell table:formula="of:=[.O28]" office:value-type="float" office:value="-8" calcext:value-type="float">
            <text:p>-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$B29]+[.J$10];[.$C29]+[.J$11];[.$D29]+[.J$12];[.$E29]+[.J$13];[.$F29]+[.J$14];[.$G29]+[.J$15];999)" office:value-type="float" office:value="-4" calcext:value-type="float">
            <text:p>-4</text:p>
          </table:table-cell>
          <table:table-cell table:formula="of:=MIN([.$B29]+[.K$10];[.$C29]+[.K$11];[.$D29]+[.K$12];[.$E29]+[.K$13];[.$F29]+[.K$14];[.$G29]+[.K$15];999)" office:value-type="float" office:value="2" calcext:value-type="float">
            <text:p>2</text:p>
          </table:table-cell>
          <table:table-cell table:formula="of:=MIN([.$B29]+[.L$10];[.$C29]+[.L$11];[.$D29]+[.L$12];[.$E29]+[.L$13];[.$F29]+[.L$14];[.$G29]+[.L$15];999)" office:value-type="float" office:value="994" calcext:value-type="float">
            <text:p>994</text:p>
          </table:table-cell>
          <table:table-cell table:formula="of:=MIN([.$B29]+[.M$10];[.$C29]+[.M$11];[.$D29]+[.M$12];[.$E29]+[.M$13];[.$F29]+[.M$14];[.$G29]+[.M$15];999)" office:value-type="float" office:value="0" calcext:value-type="float">
            <text:p>0</text:p>
          </table:table-cell>
          <table:table-cell table:formula="of:=MIN([.$B29]+[.N$10];[.$C29]+[.N$11];[.$D29]+[.N$12];[.$E29]+[.N$13];[.$F29]+[.N$14];[.$G29]+[.N$15];999)" office:value-type="float" office:value="-5" calcext:value-type="float">
            <text:p>-5</text:p>
          </table:table-cell>
          <table:table-cell table:formula="of:=MIN([.$B29]+[.O$10];[.$C29]+[.O$11];[.$D29]+[.O$12];[.$E29]+[.O$13];[.$F29]+[.O$14];[.$G29]+[.O$15];999)" office:value-type="float" office:value="986" calcext:value-type="float">
            <text:p>98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9]" office:value-type="float" office:value="-4" calcext:value-type="float">
            <text:p>-4</text:p>
          </table:table-cell>
          <table:table-cell table:formula="of:=[.K29]" office:value-type="float" office:value="999" calcext:value-type="float">
            <text:p>999</text:p>
          </table:table-cell>
          <table:table-cell table:formula="of:=[.L29]" office:value-type="float" office:value="999" calcext:value-type="float">
            <text:p>999</text:p>
          </table:table-cell>
          <table:table-cell table:formula="of:=[.M29]" office:value-type="float" office:value="0" calcext:value-type="float">
            <text:p>0</text:p>
          </table:table-cell>
          <table:table-cell table:formula="of:=[.N29]" office:value-type="float" office:value="3" calcext:value-type="float">
            <text:p>3</text:p>
          </table:table-cell>
          <table:table-cell table:formula="of:=[.O29]" office:value-type="float" office:value="999" calcext:value-type="float">
            <text:p>99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$B30]+[.J$10];[.$C30]+[.J$11];[.$D30]+[.J$12];[.$E30]+[.J$13];[.$F30]+[.J$14];[.$G30]+[.J$15];999)" office:value-type="float" office:value="5" calcext:value-type="float">
            <text:p>5</text:p>
          </table:table-cell>
          <table:table-cell table:formula="of:=MIN([.$B30]+[.K$10];[.$C30]+[.K$11];[.$D30]+[.K$12];[.$E30]+[.K$13];[.$F30]+[.K$14];[.$G30]+[.K$15];999)" office:value-type="float" office:value="7" calcext:value-type="float">
            <text:p>7</text:p>
          </table:table-cell>
          <table:table-cell table:formula="of:=MIN([.$B30]+[.L$10];[.$C30]+[.L$11];[.$D30]+[.L$12];[.$E30]+[.L$13];[.$F30]+[.L$14];[.$G30]+[.L$15];999)" office:value-type="float" office:value="999" calcext:value-type="float">
            <text:p>999</text:p>
          </table:table-cell>
          <table:table-cell table:formula="of:=MIN([.$B30]+[.M$10];[.$C30]+[.M$11];[.$D30]+[.M$12];[.$E30]+[.M$13];[.$F30]+[.M$14];[.$G30]+[.M$15];999)" office:value-type="float" office:value="9" calcext:value-type="float">
            <text:p>9</text:p>
          </table:table-cell>
          <table:table-cell table:formula="of:=MIN([.$B30]+[.N$10];[.$C30]+[.N$11];[.$D30]+[.N$12];[.$E30]+[.N$13];[.$F30]+[.N$14];[.$G30]+[.N$15];999)" office:value-type="float" office:value="0" calcext:value-type="float">
            <text:p>0</text:p>
          </table:table-cell>
          <table:table-cell table:formula="of:=MIN([.$B30]+[.O$10];[.$C30]+[.O$11];[.$D30]+[.O$12];[.$E30]+[.O$13];[.$F30]+[.O$14];[.$G30]+[.O$15];999)"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30]" office:value-type="float" office:value="999" calcext:value-type="float">
            <text:p>999</text:p>
          </table:table-cell>
          <table:table-cell table:formula="of:=[.K30]" office:value-type="float" office:value="7" calcext:value-type="float">
            <text:p>7</text:p>
          </table:table-cell>
          <table:table-cell table:formula="of:=[.L30]" office:value-type="float" office:value="999" calcext:value-type="float">
            <text:p>999</text:p>
          </table:table-cell>
          <table:table-cell table:formula="of:=[.M30]" office:value-type="float" office:value="999" calcext:value-type="float">
            <text:p>999</text:p>
          </table:table-cell>
          <table:table-cell table:formula="of:=[.N30]" office:value-type="float" office:value="0" calcext:value-type="float">
            <text:p>0</text:p>
          </table:table-cell>
          <table:table-cell table:formula="of:=[.O30]" office:value-type="float" office:value="999" calcext:value-type="float">
            <text:p>99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table:formula="of:=MIN([.$B31]+[.J$10];[.$C31]+[.J$11];[.$D31]+[.J$12];[.$E31]+[.J$13];[.$F31]+[.J$14];[.$G31]+[.J$15];999)" office:value-type="float" office:value="3" calcext:value-type="float">
            <text:p>3</text:p>
          </table:table-cell>
          <table:table-cell table:style-name="ce11" table:formula="of:=MIN([.$B31]+[.K$10];[.$C31]+[.K$11];[.$D31]+[.K$12];[.$E31]+[.K$13];[.$F31]+[.K$14];[.$G31]+[.K$15];999)" office:value-type="float" office:value="5" calcext:value-type="float">
            <text:p>5</text:p>
          </table:table-cell>
          <table:table-cell table:style-name="ce11" table:formula="of:=MIN([.$B31]+[.L$10];[.$C31]+[.L$11];[.$D31]+[.L$12];[.$E31]+[.L$13];[.$F31]+[.L$14];[.$G31]+[.L$15];999)" office:value-type="float" office:value="10" calcext:value-type="float">
            <text:p>10</text:p>
          </table:table-cell>
          <table:table-cell table:style-name="ce11" table:formula="of:=MIN([.$B31]+[.M$10];[.$C31]+[.M$11];[.$D31]+[.M$12];[.$E31]+[.M$13];[.$F31]+[.M$14];[.$G31]+[.M$15];999)" office:value-type="float" office:value="7" calcext:value-type="float">
            <text:p>7</text:p>
          </table:table-cell>
          <table:table-cell table:style-name="ce11" table:formula="of:=MIN([.$B31]+[.N$10];[.$C31]+[.N$11];[.$D31]+[.N$12];[.$E31]+[.N$13];[.$F31]+[.N$14];[.$G31]+[.N$15];999)" office:value-type="float" office:value="2" calcext:value-type="float">
            <text:p>2</text:p>
          </table:table-cell>
          <table:table-cell table:style-name="ce21" table:formula="of:=MIN([.$B31]+[.O$10];[.$C31]+[.O$11];[.$D31]+[.O$12];[.$E31]+[.O$13];[.$F31]+[.O$14];[.$G31]+[.O$15];999)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9" table:formula="of:=[.J31]" office:value-type="float" office:value="999" calcext:value-type="float">
            <text:p>999</text:p>
          </table:table-cell>
          <table:table-cell table:style-name="ce9" table:formula="of:=[.K31]" office:value-type="float" office:value="5" calcext:value-type="float">
            <text:p>5</text:p>
          </table:table-cell>
          <table:table-cell table:style-name="ce9" table:formula="of:=[.L31]" office:value-type="float" office:value="10" calcext:value-type="float">
            <text:p>10</text:p>
          </table:table-cell>
          <table:table-cell table:style-name="ce9" table:formula="of:=[.M31]" office:value-type="float" office:value="999" calcext:value-type="float">
            <text:p>999</text:p>
          </table:table-cell>
          <table:table-cell table:style-name="ce9" table:formula="of:=[.N31]" office:value-type="float" office:value="999" calcext:value-type="float">
            <text:p>999</text:p>
          </table:table-cell>
          <table:table-cell table:style-name="ce19" table:formula="of:=[.O31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4" office:value-type="string" calcext:value-type="string">
            <text:p>L6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5"/>
          <table:table-cell table:style-name="ce4" office:value-type="string" calcext:value-type="string">
            <text:p>L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5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MIN([.$B34]+[.J$10];[.$C34]+[.J$11];[.$D34]+[.J$12];[.$E34]+[.J$13];[.$F34]+[.J$14];[.$G34]+[.J$15];999)" office:value-type="float" office:value="0" calcext:value-type="float">
            <text:p>0</text:p>
          </table:table-cell>
          <table:table-cell table:style-name="ce13" table:formula="of:=MIN([.$B34]+[.K$10];[.$C34]+[.K$11];[.$D34]+[.K$12];[.$E34]+[.K$13];[.$F34]+[.K$14];[.$G34]+[.K$15];999)" office:value-type="float" office:value="6" calcext:value-type="float">
            <text:p>6</text:p>
          </table:table-cell>
          <table:table-cell table:style-name="ce13" table:formula="of:=MIN([.$B34]+[.L$10];[.$C34]+[.L$11];[.$D34]+[.L$12];[.$E34]+[.L$13];[.$F34]+[.L$14];[.$G34]+[.L$15];999)" office:value-type="float" office:value="998" calcext:value-type="float">
            <text:p>998</text:p>
          </table:table-cell>
          <table:table-cell table:style-name="ce13" table:formula="of:=MIN([.$B34]+[.M$10];[.$C34]+[.M$11];[.$D34]+[.M$12];[.$E34]+[.M$13];[.$F34]+[.M$14];[.$G34]+[.M$15];999)" office:value-type="float" office:value="8" calcext:value-type="float">
            <text:p>8</text:p>
          </table:table-cell>
          <table:table-cell table:style-name="ce13" table:formula="of:=MIN([.$B34]+[.N$10];[.$C34]+[.N$11];[.$D34]+[.N$12];[.$E34]+[.N$13];[.$F34]+[.N$14];[.$G34]+[.N$15];999)" office:value-type="float" office:value="-1" calcext:value-type="float">
            <text:p>-1</text:p>
          </table:table-cell>
          <table:table-cell table:style-name="ce23" table:formula="of:=MIN([.$B34]+[.O$10];[.$C34]+[.O$11];[.$D34]+[.O$12];[.$E34]+[.O$13];[.$F34]+[.O$14];[.$G34]+[.O$15];999)" office:value-type="float" office:value="990" calcext:value-type="float">
            <text:p>990</text:p>
          </table:table-cell>
          <table:table-cell table:style-name="ce25"/>
          <table:table-cell table:style-name="ce5" office:value-type="float" office:value="1" calcext:value-type="float">
            <text:p>1</text:p>
          </table:table-cell>
          <table:table-cell table:style-name="ce33" table:formula="of:=[.J34]" office:value-type="float" office:value="0" calcext:value-type="float">
            <text:p>0</text:p>
          </table:table-cell>
          <table:table-cell table:style-name="ce33" table:formula="of:=[.K34]" office:value-type="float" office:value="999" calcext:value-type="float">
            <text:p>999</text:p>
          </table:table-cell>
          <table:table-cell table:style-name="ce33" table:formula="of:=[.L34]" office:value-type="float" office:value="999" calcext:value-type="float">
            <text:p>999</text:p>
          </table:table-cell>
          <table:table-cell table:style-name="ce33" table:formula="of:=[.M34]" office:value-type="float" office:value="999" calcext:value-type="float">
            <text:p>999</text:p>
          </table:table-cell>
          <table:table-cell table:style-name="ce33" table:formula="of:=[.N34]" office:value-type="float" office:value="-1" calcext:value-type="float">
            <text:p>-1</text:p>
          </table:table-cell>
          <table:table-cell table:style-name="ce38" table:formula="of:=[.O34]" office:value-type="float" office:value="999" calcext:value-type="float">
            <text:p>999</text:p>
          </table:table-cell>
          <table:table-cell table:style-name="ce25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table:formula="of:=MIN([.$B35]+[.J$10];[.$C35]+[.J$11];[.$D35]+[.J$12];[.$E35]+[.J$13];[.$F35]+[.J$14];[.$G35]+[.J$15];999)" office:value-type="float" office:value="-2" calcext:value-type="float">
            <text:p>-2</text:p>
          </table:table-cell>
          <table:table-cell table:style-name="ce13" table:formula="of:=MIN([.$B35]+[.K$10];[.$C35]+[.K$11];[.$D35]+[.K$12];[.$E35]+[.K$13];[.$F35]+[.K$14];[.$G35]+[.K$15];999)" office:value-type="float" office:value="0" calcext:value-type="float">
            <text:p>0</text:p>
          </table:table-cell>
          <table:table-cell table:style-name="ce13" table:formula="of:=MIN([.$B35]+[.L$10];[.$C35]+[.L$11];[.$D35]+[.L$12];[.$E35]+[.L$13];[.$F35]+[.L$14];[.$G35]+[.L$15];999)" office:value-type="float" office:value="996" calcext:value-type="float">
            <text:p>996</text:p>
          </table:table-cell>
          <table:table-cell table:style-name="ce13" table:formula="of:=MIN([.$B35]+[.M$10];[.$C35]+[.M$11];[.$D35]+[.M$12];[.$E35]+[.M$13];[.$F35]+[.M$14];[.$G35]+[.M$15];999)" office:value-type="float" office:value="2" calcext:value-type="float">
            <text:p>2</text:p>
          </table:table-cell>
          <table:table-cell table:style-name="ce13" table:formula="of:=MIN([.$B35]+[.N$10];[.$C35]+[.N$11];[.$D35]+[.N$12];[.$E35]+[.N$13];[.$F35]+[.N$14];[.$G35]+[.N$15];999)" office:value-type="float" office:value="-3" calcext:value-type="float">
            <text:p>-3</text:p>
          </table:table-cell>
          <table:table-cell table:style-name="ce23" table:formula="of:=MIN([.$B35]+[.O$10];[.$C35]+[.O$11];[.$D35]+[.O$12];[.$E35]+[.O$13];[.$F35]+[.O$14];[.$G35]+[.O$15];999)" office:value-type="float" office:value="988" calcext:value-type="float">
            <text:p>988</text:p>
          </table:table-cell>
          <table:table-cell table:style-name="ce25"/>
          <table:table-cell table:style-name="ce5" office:value-type="float" office:value="2" calcext:value-type="float">
            <text:p>2</text:p>
          </table:table-cell>
          <table:table-cell table:style-name="ce33" table:formula="of:=[.J35]" office:value-type="float" office:value="999" calcext:value-type="float">
            <text:p>999</text:p>
          </table:table-cell>
          <table:table-cell table:style-name="ce33" table:formula="of:=[.K35]" office:value-type="float" office:value="0" calcext:value-type="float">
            <text:p>0</text:p>
          </table:table-cell>
          <table:table-cell table:style-name="ce33" table:formula="of:=[.L35]" office:value-type="float" office:value="999" calcext:value-type="float">
            <text:p>999</text:p>
          </table:table-cell>
          <table:table-cell table:style-name="ce33" table:formula="of:=[.M35]" office:value-type="float" office:value="2" calcext:value-type="float">
            <text:p>2</text:p>
          </table:table-cell>
          <table:table-cell table:style-name="ce33" table:formula="of:=[.N35]" office:value-type="float" office:value="999" calcext:value-type="float">
            <text:p>999</text:p>
          </table:table-cell>
          <table:table-cell table:style-name="ce38" table:formula="of:=[.O35]" office:value-type="float" office:value="999" calcext:value-type="float">
            <text:p>999</text:p>
          </table:table-cell>
          <table:table-cell table:style-name="ce25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table:formula="of:=MIN([.$B36]+[.J$10];[.$C36]+[.J$11];[.$D36]+[.J$12];[.$E36]+[.J$13];[.$F36]+[.J$14];[.$G36]+[.J$15];999)" office:value-type="float" office:value="-5" calcext:value-type="float">
            <text:p>-5</text:p>
          </table:table-cell>
          <table:table-cell table:style-name="ce13" table:formula="of:=MIN([.$B36]+[.K$10];[.$C36]+[.K$11];[.$D36]+[.K$12];[.$E36]+[.K$13];[.$F36]+[.K$14];[.$G36]+[.K$15];999)" office:value-type="float" office:value="-3" calcext:value-type="float">
            <text:p>-3</text:p>
          </table:table-cell>
          <table:table-cell table:style-name="ce13" table:formula="of:=MIN([.$B36]+[.L$10];[.$C36]+[.L$11];[.$D36]+[.L$12];[.$E36]+[.L$13];[.$F36]+[.L$14];[.$G36]+[.L$15];999)" office:value-type="float" office:value="0" calcext:value-type="float">
            <text:p>0</text:p>
          </table:table-cell>
          <table:table-cell table:style-name="ce13" table:formula="of:=MIN([.$B36]+[.M$10];[.$C36]+[.M$11];[.$D36]+[.M$12];[.$E36]+[.M$13];[.$F36]+[.M$14];[.$G36]+[.M$15];999)" office:value-type="float" office:value="-1" calcext:value-type="float">
            <text:p>-1</text:p>
          </table:table-cell>
          <table:table-cell table:style-name="ce13" table:formula="of:=MIN([.$B36]+[.N$10];[.$C36]+[.N$11];[.$D36]+[.N$12];[.$E36]+[.N$13];[.$F36]+[.N$14];[.$G36]+[.N$15];999)" office:value-type="float" office:value="-6" calcext:value-type="float">
            <text:p>-6</text:p>
          </table:table-cell>
          <table:table-cell table:style-name="ce23" table:formula="of:=MIN([.$B36]+[.O$10];[.$C36]+[.O$11];[.$D36]+[.O$12];[.$E36]+[.O$13];[.$F36]+[.O$14];[.$G36]+[.O$15];999)" office:value-type="float" office:value="-8" calcext:value-type="float">
            <text:p>-8</text:p>
          </table:table-cell>
          <table:table-cell table:style-name="ce25"/>
          <table:table-cell table:style-name="ce5" office:value-type="float" office:value="3" calcext:value-type="float">
            <text:p>3</text:p>
          </table:table-cell>
          <table:table-cell table:style-name="ce33" table:formula="of:=[.J36]" office:value-type="float" office:value="999" calcext:value-type="float">
            <text:p>999</text:p>
          </table:table-cell>
          <table:table-cell table:style-name="ce33" table:formula="of:=[.K36]" office:value-type="float" office:value="2" calcext:value-type="float">
            <text:p>2</text:p>
          </table:table-cell>
          <table:table-cell table:style-name="ce33" table:formula="of:=[.L36]" office:value-type="float" office:value="0" calcext:value-type="float">
            <text:p>0</text:p>
          </table:table-cell>
          <table:table-cell table:style-name="ce33" table:formula="of:=[.M36]" office:value-type="float" office:value="999" calcext:value-type="float">
            <text:p>999</text:p>
          </table:table-cell>
          <table:table-cell table:style-name="ce33" table:formula="of:=[.N36]" office:value-type="float" office:value="999" calcext:value-type="float">
            <text:p>999</text:p>
          </table:table-cell>
          <table:table-cell table:style-name="ce38" table:formula="of:=[.O36]" office:value-type="float" office:value="-8" calcext:value-type="float">
            <text:p>-8</text:p>
          </table:table-cell>
          <table:table-cell table:style-name="ce25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MIN([.$B37]+[.J$10];[.$C37]+[.J$11];[.$D37]+[.J$12];[.$E37]+[.J$13];[.$F37]+[.J$14];[.$G37]+[.J$15];999)" office:value-type="float" office:value="-4" calcext:value-type="float">
            <text:p>-4</text:p>
          </table:table-cell>
          <table:table-cell table:style-name="ce13" table:formula="of:=MIN([.$B37]+[.K$10];[.$C37]+[.K$11];[.$D37]+[.K$12];[.$E37]+[.K$13];[.$F37]+[.K$14];[.$G37]+[.K$15];999)" office:value-type="float" office:value="2" calcext:value-type="float">
            <text:p>2</text:p>
          </table:table-cell>
          <table:table-cell table:style-name="ce13" table:formula="of:=MIN([.$B37]+[.L$10];[.$C37]+[.L$11];[.$D37]+[.L$12];[.$E37]+[.L$13];[.$F37]+[.L$14];[.$G37]+[.L$15];999)" office:value-type="float" office:value="994" calcext:value-type="float">
            <text:p>994</text:p>
          </table:table-cell>
          <table:table-cell table:style-name="ce13" table:formula="of:=MIN([.$B37]+[.M$10];[.$C37]+[.M$11];[.$D37]+[.M$12];[.$E37]+[.M$13];[.$F37]+[.M$14];[.$G37]+[.M$15];999)" office:value-type="float" office:value="0" calcext:value-type="float">
            <text:p>0</text:p>
          </table:table-cell>
          <table:table-cell table:style-name="ce13" table:formula="of:=MIN([.$B37]+[.N$10];[.$C37]+[.N$11];[.$D37]+[.N$12];[.$E37]+[.N$13];[.$F37]+[.N$14];[.$G37]+[.N$15];999)" office:value-type="float" office:value="-5" calcext:value-type="float">
            <text:p>-5</text:p>
          </table:table-cell>
          <table:table-cell table:style-name="ce23" table:formula="of:=MIN([.$B37]+[.O$10];[.$C37]+[.O$11];[.$D37]+[.O$12];[.$E37]+[.O$13];[.$F37]+[.O$14];[.$G37]+[.O$15];999)" office:value-type="float" office:value="986" calcext:value-type="float">
            <text:p>986</text:p>
          </table:table-cell>
          <table:table-cell table:style-name="ce25"/>
          <table:table-cell table:style-name="ce5" office:value-type="float" office:value="4" calcext:value-type="float">
            <text:p>4</text:p>
          </table:table-cell>
          <table:table-cell table:style-name="ce33" table:formula="of:=[.J37]" office:value-type="float" office:value="-4" calcext:value-type="float">
            <text:p>-4</text:p>
          </table:table-cell>
          <table:table-cell table:style-name="ce33" table:formula="of:=[.K37]" office:value-type="float" office:value="999" calcext:value-type="float">
            <text:p>999</text:p>
          </table:table-cell>
          <table:table-cell table:style-name="ce33" table:formula="of:=[.L37]" office:value-type="float" office:value="999" calcext:value-type="float">
            <text:p>999</text:p>
          </table:table-cell>
          <table:table-cell table:style-name="ce33" table:formula="of:=[.M37]" office:value-type="float" office:value="0" calcext:value-type="float">
            <text:p>0</text:p>
          </table:table-cell>
          <table:table-cell table:style-name="ce33" table:formula="of:=[.N37]" office:value-type="float" office:value="3" calcext:value-type="float">
            <text:p>3</text:p>
          </table:table-cell>
          <table:table-cell table:style-name="ce38" table:formula="of:=[.O37]" office:value-type="float" office:value="999" calcext:value-type="float">
            <text:p>999</text:p>
          </table:table-cell>
          <table:table-cell table:style-name="ce25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3" table:formula="of:=MIN([.$B38]+[.J$10];[.$C38]+[.J$11];[.$D38]+[.J$12];[.$E38]+[.J$13];[.$F38]+[.J$14];[.$G38]+[.J$15];999)" office:value-type="float" office:value="5" calcext:value-type="float">
            <text:p>5</text:p>
          </table:table-cell>
          <table:table-cell table:style-name="ce13" table:formula="of:=MIN([.$B38]+[.K$10];[.$C38]+[.K$11];[.$D38]+[.K$12];[.$E38]+[.K$13];[.$F38]+[.K$14];[.$G38]+[.K$15];999)" office:value-type="float" office:value="7" calcext:value-type="float">
            <text:p>7</text:p>
          </table:table-cell>
          <table:table-cell table:style-name="ce13" table:formula="of:=MIN([.$B38]+[.L$10];[.$C38]+[.L$11];[.$D38]+[.L$12];[.$E38]+[.L$13];[.$F38]+[.L$14];[.$G38]+[.L$15];999)" office:value-type="float" office:value="999" calcext:value-type="float">
            <text:p>999</text:p>
          </table:table-cell>
          <table:table-cell table:style-name="ce13" table:formula="of:=MIN([.$B38]+[.M$10];[.$C38]+[.M$11];[.$D38]+[.M$12];[.$E38]+[.M$13];[.$F38]+[.M$14];[.$G38]+[.M$15];999)" office:value-type="float" office:value="9" calcext:value-type="float">
            <text:p>9</text:p>
          </table:table-cell>
          <table:table-cell table:style-name="ce13" table:formula="of:=MIN([.$B38]+[.N$10];[.$C38]+[.N$11];[.$D38]+[.N$12];[.$E38]+[.N$13];[.$F38]+[.N$14];[.$G38]+[.N$15];999)" office:value-type="float" office:value="0" calcext:value-type="float">
            <text:p>0</text:p>
          </table:table-cell>
          <table:table-cell table:style-name="ce23" table:formula="of:=MIN([.$B38]+[.O$10];[.$C38]+[.O$11];[.$D38]+[.O$12];[.$E38]+[.O$13];[.$F38]+[.O$14];[.$G38]+[.O$15];999)" office:value-type="float" office:value="991" calcext:value-type="float">
            <text:p>991</text:p>
          </table:table-cell>
          <table:table-cell table:style-name="ce25"/>
          <table:table-cell table:style-name="ce5" office:value-type="float" office:value="5" calcext:value-type="float">
            <text:p>5</text:p>
          </table:table-cell>
          <table:table-cell table:style-name="ce33" table:formula="of:=[.J38]" office:value-type="float" office:value="999" calcext:value-type="float">
            <text:p>999</text:p>
          </table:table-cell>
          <table:table-cell table:style-name="ce33" table:formula="of:=[.K38]" office:value-type="float" office:value="7" calcext:value-type="float">
            <text:p>7</text:p>
          </table:table-cell>
          <table:table-cell table:style-name="ce33" table:formula="of:=[.L38]" office:value-type="float" office:value="999" calcext:value-type="float">
            <text:p>999</text:p>
          </table:table-cell>
          <table:table-cell table:style-name="ce33" table:formula="of:=[.M38]" office:value-type="float" office:value="999" calcext:value-type="float">
            <text:p>999</text:p>
          </table:table-cell>
          <table:table-cell table:style-name="ce33" table:formula="of:=[.N38]" office:value-type="float" office:value="0" calcext:value-type="float">
            <text:p>0</text:p>
          </table:table-cell>
          <table:table-cell table:style-name="ce38" table:formula="of:=[.O38]" office:value-type="float" office:value="999" calcext:value-type="float">
            <text:p>999</text:p>
          </table:table-cell>
          <table:table-cell table:style-name="ce25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4" table:formula="of:=MIN([.$B39]+[.J$10];[.$C39]+[.J$11];[.$D39]+[.J$12];[.$E39]+[.J$13];[.$F39]+[.J$14];[.$G39]+[.J$15];999)" office:value-type="float" office:value="3" calcext:value-type="float">
            <text:p>3</text:p>
          </table:table-cell>
          <table:table-cell table:style-name="ce14" table:formula="of:=MIN([.$B39]+[.K$10];[.$C39]+[.K$11];[.$D39]+[.K$12];[.$E39]+[.K$13];[.$F39]+[.K$14];[.$G39]+[.K$15];999)" office:value-type="float" office:value="5" calcext:value-type="float">
            <text:p>5</text:p>
          </table:table-cell>
          <table:table-cell table:style-name="ce14" table:formula="of:=MIN([.$B39]+[.L$10];[.$C39]+[.L$11];[.$D39]+[.L$12];[.$E39]+[.L$13];[.$F39]+[.L$14];[.$G39]+[.L$15];999)" office:value-type="float" office:value="10" calcext:value-type="float">
            <text:p>10</text:p>
          </table:table-cell>
          <table:table-cell table:style-name="ce14" table:formula="of:=MIN([.$B39]+[.M$10];[.$C39]+[.M$11];[.$D39]+[.M$12];[.$E39]+[.M$13];[.$F39]+[.M$14];[.$G39]+[.M$15];999)" office:value-type="float" office:value="7" calcext:value-type="float">
            <text:p>7</text:p>
          </table:table-cell>
          <table:table-cell table:style-name="ce14" table:formula="of:=MIN([.$B39]+[.N$10];[.$C39]+[.N$11];[.$D39]+[.N$12];[.$E39]+[.N$13];[.$F39]+[.N$14];[.$G39]+[.N$15];999)" office:value-type="float" office:value="2" calcext:value-type="float">
            <text:p>2</text:p>
          </table:table-cell>
          <table:table-cell table:style-name="ce24" table:formula="of:=MIN([.$B39]+[.O$10];[.$C39]+[.O$11];[.$D39]+[.O$12];[.$E39]+[.O$13];[.$F39]+[.O$14];[.$G39]+[.O$15];999)" office:value-type="float" office:value="0" calcext:value-type="float">
            <text:p>0</text:p>
          </table:table-cell>
          <table:table-cell table:style-name="ce25"/>
          <table:table-cell table:style-name="ce6" office:value-type="float" office:value="6" calcext:value-type="float">
            <text:p>6</text:p>
          </table:table-cell>
          <table:table-cell table:style-name="ce34" table:formula="of:=[.J39]" office:value-type="float" office:value="999" calcext:value-type="float">
            <text:p>999</text:p>
          </table:table-cell>
          <table:table-cell table:style-name="ce34" table:formula="of:=[.K39]" office:value-type="float" office:value="5" calcext:value-type="float">
            <text:p>5</text:p>
          </table:table-cell>
          <table:table-cell table:style-name="ce34" table:formula="of:=[.L39]" office:value-type="float" office:value="10" calcext:value-type="float">
            <text:p>10</text:p>
          </table:table-cell>
          <table:table-cell table:style-name="ce34" table:formula="of:=[.M39]" office:value-type="float" office:value="999" calcext:value-type="float">
            <text:p>999</text:p>
          </table:table-cell>
          <table:table-cell table:style-name="ce34" table:formula="of:=[.N39]" office:value-type="float" office:value="999" calcext:value-type="float">
            <text:p>999</text:p>
          </table:table-cell>
          <table:table-cell table:style-name="ce39" table:formula="of:=[.O39]" office:value-type="float" office:value="0" calcext:value-type="float">
            <text:p>0</text:p>
          </table:table-cell>
          <table:table-cell table:style-name="ce25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5"/>
          <table:table-cell table:number-columns-repeated="993"/>
        </table:table-row>
        <calcext:conditional-formats>
          <calcext:conditional-format calcext:target-range-address="Tabelle1.B2:Tabelle1.G7 Tabelle1.J10:Tabelle1.O15 Tabelle1.B10:Tabelle1.G15 Tabelle1.J18:Tabelle1.O23 Tabelle1.B18:Tabelle1.G23 Tabelle1.B26:Tabelle1.G31 Tabelle1.B34:Tabelle1.G39 Tabelle1.B42:Tabelle1.G47 Tabelle1.J26:Tabelle1.O31 Tabelle1.J34:Tabelle1.O39 Tabelle1.J42:Tabelle1.O47 Tabelle1.S2:Tabelle1.X7 Tabelle1.AA10:Tabelle1.AF15 Tabelle1.S10:Tabelle1.X15 Tabelle1.AA18:Tabelle1.AF23 Tabelle1.S18:Tabelle1.X23 Tabelle1.AA26:Tabelle1.AF31 Tabelle1.S26:Tabelle1.X31">
            <calcext:condition calcext:apply-style-name="grau" calcext:value="&gt;800" calcext:base-cell-address="Tabelle1.B2"/>
          </calcext:conditional-format>
          <calcext:conditional-format calcext:target-range-address="Tabelle1.B10:Tabelle1.G15 Tabelle1.B18:Tabelle1.G23 Tabelle1.B26:Tabelle1.G31 Tabelle1.B34:Tabelle1.G39 Tabelle1.B42:Tabelle1.G47 Tabelle1.S10:Tabelle1.X15 Tabelle1.S18:Tabelle1.X23 Tabelle1.S26:Tabelle1.X31">
            <calcext:condition calcext:apply-style-name="blau" calcext:value="!=[.B2]" calcext:base-cell-address="Tabelle1.B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au" style:family="table-cell" style:parent-style-name="Default">
      <style:text-properties fo:color="#999999" fo:font-size="8pt"/>
    </style:style>
    <style:style style:name="blau" style:family="table-cell" style:parent-style-name="Default">
      <style:text-properties fo:color="#0000ff" fo:font-size="11pt" style:font-relief="embosse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9:56:21.272000000</meta:creation-date>
    <dc:date>2019-06-12T20:39:34.891000000</dc:date>
    <meta:editing-duration>PT20M20S</meta:editing-duration>
    <meta:editing-cycles>4</meta:editing-cycles>
    <meta:generator>LibreOffice/6.1.2.1$Windows_X86_64 LibreOffice_project/65905a128db06ba48db947242809d14d3f9a93fe</meta:generator>
    <meta:document-statistic meta:table-count="1" meta:cell-count="888" meta:object-count="0"/>
  </office:meta>
</office:document-meta>
</file>